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M Sans Demi Cond 101" svg:font-family="'LM Sans Demi Cond 10'"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M Sans Demi Cond 102" svg:font-family="'LM Sans Demi Cond 10'" style:font-adornments="10 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M Sans Demi Cond 103" svg:font-family="'LM Sans Demi Cond 10'" style:font-family-generic="system" style:font-pitch="variable"/>
    <style:font-face style:name="Ubuntu1" svg:font-family="Ubuntu" style:font-family-generic="system" style:font-pitch="variable"/>
    <style:font-face style:name="Verdana" svg:font-family="Verdana"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size="11pt" fo:font-weight="normal" officeooo:rsid="012a3284" officeooo:paragraph-rsid="013c76b0" style:font-size-asian="11pt" style:font-weight-asian="normal" style:font-size-complex="11pt" style:font-weight-complex="normal"/>
    </style:style>
    <style:style style:name="P3" style:family="paragraph" style:parent-style-name="Text_20_body">
      <style:paragraph-properties fo:text-align="justify" style:justify-single-word="false"/>
      <style:text-properties style:font-name="LM Sans Demi Cond 10" fo:font-size="11pt" fo:font-weight="normal" officeooo:rsid="012a3284" officeooo:paragraph-rsid="0157bd44"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style:font-name="LM Sans Demi Cond 10" fo:font-size="11pt" fo:font-weight="normal" officeooo:rsid="012a3284" officeooo:paragraph-rsid="017bd398"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style:font-name="LM Sans Demi Cond 10" fo:font-size="11pt" fo:font-weight="normal" officeooo:rsid="012a3284" officeooo:paragraph-rsid="015ae322" style:font-size-asian="11pt" style:font-weight-asian="normal" style:font-size-complex="11pt" style:font-weight-complex="normal"/>
    </style:style>
    <style:style style:name="P6" style:family="paragraph" style:parent-style-name="Text_20_body">
      <style:paragraph-properties fo:text-align="justify" style:justify-single-word="false"/>
      <style:text-properties style:font-name="LM Sans Demi Cond 10" fo:font-size="11pt" fo:font-weight="normal" officeooo:rsid="012a3284" officeooo:paragraph-rsid="018c417a"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style:font-name="LM Sans Demi Cond 10" fo:font-size="11pt" fo:font-weight="normal" officeooo:rsid="012a3284" officeooo:paragraph-rsid="018c8e63"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style:font-name="LM Sans Demi Cond 10" fo:font-size="11pt" fo:font-weight="normal" officeooo:rsid="012a3284" officeooo:paragraph-rsid="018f7221" style:font-size-asian="11pt" style:font-weight-asian="normal" style:font-size-complex="11pt" style:font-weight-complex="normal"/>
    </style:style>
    <style:style style:name="P9" style:family="paragraph" style:parent-style-name="Text_20_body">
      <style:paragraph-properties fo:text-align="justify" style:justify-single-word="false"/>
      <style:text-properties style:font-name="LM Sans Demi Cond 10" fo:font-size="11pt" fo:font-weight="normal" officeooo:rsid="012a3284" officeooo:paragraph-rsid="0191a199" style:font-size-asian="11pt" style:font-weight-asian="normal" style:font-size-complex="11pt" style:font-weight-complex="normal"/>
    </style:style>
    <style:style style:name="P10" style:family="paragraph" style:parent-style-name="Text_20_body">
      <style:paragraph-properties fo:text-align="justify" style:justify-single-word="false"/>
      <style:text-properties style:font-name="LM Sans Demi Cond 10" fo:font-size="11pt" fo:font-weight="normal" officeooo:rsid="012a3284" officeooo:paragraph-rsid="0193a173" style:font-size-asian="11pt" style:font-weight-asian="normal" style:font-size-complex="11pt" style:font-weight-complex="normal"/>
    </style:style>
    <style:style style:name="P11" style:family="paragraph" style:parent-style-name="Text_20_body">
      <style:paragraph-properties fo:text-align="justify" style:justify-single-word="false"/>
      <style:text-properties style:font-name="LM Sans Demi Cond 10" fo:font-size="11pt" fo:font-weight="normal" officeooo:rsid="012a3284" officeooo:paragraph-rsid="0193b57b"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style:font-name="LM Sans Demi Cond 10" fo:font-size="11pt" fo:font-weight="normal" officeooo:rsid="012a3284" officeooo:paragraph-rsid="01951202" style:font-size-asian="11pt" style:font-weight-asian="normal" style:font-size-complex="11pt" style:font-weight-complex="normal"/>
    </style:style>
    <style:style style:name="P13" style:family="paragraph" style:parent-style-name="Text_20_body">
      <style:paragraph-properties fo:text-align="justify" style:justify-single-word="false"/>
      <style:text-properties style:font-name="LM Sans Demi Cond 10" fo:font-size="11pt" fo:font-weight="normal" officeooo:rsid="012a3284" officeooo:paragraph-rsid="0196c482" style:font-size-asian="11pt" style:font-weight-asian="normal" style:font-size-complex="11pt" style:font-weight-complex="normal"/>
    </style:style>
    <style:style style:name="P14" style:family="paragraph" style:parent-style-name="Text_20_body">
      <style:paragraph-properties fo:text-align="justify" style:justify-single-word="false"/>
      <style:text-properties style:font-name="LM Sans Demi Cond 10" fo:font-size="11pt" fo:font-weight="normal" officeooo:rsid="012a3284" officeooo:paragraph-rsid="0197e6ec" style:font-size-asian="11pt" style:font-weight-asian="normal" style:font-size-complex="11pt" style:font-weight-complex="normal"/>
    </style:style>
    <style:style style:name="P15" style:family="paragraph" style:parent-style-name="Text_20_body">
      <style:paragraph-properties fo:text-align="justify" style:justify-single-word="false"/>
      <style:text-properties style:font-name="LM Sans Demi Cond 10" fo:font-size="11pt" fo:font-weight="normal" officeooo:rsid="012a3284" officeooo:paragraph-rsid="019a497c" style:font-size-asian="11pt" style:font-weight-asian="normal" style:font-size-complex="11pt" style:font-weight-complex="normal"/>
    </style:style>
    <style:style style:name="P16" style:family="paragraph" style:parent-style-name="Text_20_body">
      <style:paragraph-properties fo:text-align="justify" style:justify-single-word="false"/>
      <style:text-properties style:font-name="LM Sans Demi Cond 10" fo:font-size="11pt" fo:font-weight="normal" officeooo:rsid="012a3284" officeooo:paragraph-rsid="019d1555" style:font-size-asian="11pt" style:font-weight-asian="normal" style:font-size-complex="11pt" style:font-weight-complex="normal"/>
    </style:style>
    <style:style style:name="P17" style:family="paragraph" style:parent-style-name="Text_20_body">
      <style:paragraph-properties fo:text-align="justify" style:justify-single-word="false"/>
      <style:text-properties style:font-name="LM Sans Demi Cond 10" fo:font-size="11pt" fo:font-weight="normal" officeooo:rsid="012a3284" officeooo:paragraph-rsid="019d5187" style:font-size-asian="11pt" style:font-weight-asian="normal" style:font-size-complex="11pt" style:font-weight-complex="normal"/>
    </style:style>
    <style:style style:name="P18" style:family="paragraph" style:parent-style-name="Text_20_body">
      <style:paragraph-properties fo:text-align="justify" style:justify-single-word="false"/>
      <style:text-properties style:font-name="LM Sans Demi Cond 10" fo:font-size="11pt" fo:font-weight="normal" officeooo:rsid="012a3284" officeooo:paragraph-rsid="019f0364" style:font-size-asian="11pt" style:font-weight-asian="normal" style:font-size-complex="11pt" style:font-weight-complex="normal"/>
    </style:style>
    <style:style style:name="P19" style:family="paragraph" style:parent-style-name="Text_20_body">
      <style:paragraph-properties fo:text-align="justify" style:justify-single-word="false"/>
      <style:text-properties style:font-name="LM Sans Demi Cond 10" fo:font-size="11pt" fo:font-weight="normal" officeooo:rsid="012a3284" officeooo:paragraph-rsid="01a0be36" style:font-size-asian="11pt" style:font-weight-asian="normal" style:font-size-complex="11pt" style:font-weight-complex="normal"/>
    </style:style>
    <style:style style:name="P20" style:family="paragraph" style:parent-style-name="Text_20_body">
      <style:paragraph-properties fo:text-align="justify" style:justify-single-word="false"/>
      <style:text-properties style:font-name="LM Sans Demi Cond 10" fo:font-size="11pt" fo:font-weight="normal" officeooo:rsid="012a3284" officeooo:paragraph-rsid="01a1e5f0"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style:font-name="LM Sans Demi Cond 10" fo:font-size="11pt" fo:font-weight="normal" officeooo:rsid="012a3284" officeooo:paragraph-rsid="01a7a112" style:font-size-asian="11pt" style:font-weight-asian="normal" style:font-size-complex="11pt" style:font-weight-complex="normal"/>
    </style:style>
    <style:style style:name="P22" style:family="paragraph" style:parent-style-name="Text_20_body">
      <style:paragraph-properties fo:text-align="justify" style:justify-single-word="false"/>
      <style:text-properties style:font-name="LM Sans Demi Cond 10" fo:font-size="11pt" fo:font-weight="normal" officeooo:rsid="012a3284" officeooo:paragraph-rsid="01a2df15" style:font-size-asian="11pt" style:font-weight-asian="normal" style:font-size-complex="11pt" style:font-weight-complex="normal"/>
    </style:style>
    <style:style style:name="P23" style:family="paragraph" style:parent-style-name="Text_20_body">
      <style:paragraph-properties fo:text-align="justify" style:justify-single-word="false"/>
      <style:text-properties style:font-name="LM Sans Demi Cond 10" fo:font-size="11pt" fo:font-weight="normal" officeooo:rsid="012a3284" officeooo:paragraph-rsid="01b2870e" style:font-size-asian="11pt" style:font-weight-asian="normal" style:font-size-complex="11pt" style:font-weight-complex="normal"/>
    </style:style>
    <style:style style:name="P24" style:family="paragraph" style:parent-style-name="Text_20_body">
      <style:paragraph-properties fo:text-align="justify" style:justify-single-word="false"/>
      <style:text-properties style:font-name="LM Sans Demi Cond 10" fo:font-size="11pt" fo:font-weight="normal" officeooo:rsid="012a3284" officeooo:paragraph-rsid="01b39683" style:font-size-asian="11pt" style:font-weight-asian="normal" style:font-size-complex="11pt" style:font-weight-complex="normal"/>
    </style:style>
    <style:style style:name="P25" style:family="paragraph" style:parent-style-name="Text_20_body">
      <style:paragraph-properties fo:text-align="justify" style:justify-single-word="false"/>
      <style:text-properties style:font-name="LM Sans Demi Cond 10" fo:font-size="11pt" fo:font-weight="normal" officeooo:rsid="012a3284" officeooo:paragraph-rsid="01b72f99" style:font-size-asian="11pt" style:font-weight-asian="normal" style:font-size-complex="11pt" style:font-weight-complex="normal"/>
    </style:style>
    <style:style style:name="P26" style:family="paragraph" style:parent-style-name="Text_20_body">
      <style:paragraph-properties fo:text-align="justify" style:justify-single-word="false"/>
      <style:text-properties style:font-name="LM Sans Demi Cond 10" fo:font-size="11pt" fo:font-weight="normal" officeooo:rsid="012a3284" officeooo:paragraph-rsid="01b7e529" style:font-size-asian="11pt" style:font-weight-asian="normal" style:font-size-complex="11pt" style:font-weight-complex="normal"/>
    </style:style>
    <style:style style:name="P27"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28" style:family="paragraph" style:parent-style-name="Standard">
      <style:paragraph-properties fo:margin-top="0.1181in" fo:margin-bottom="0in" loext:contextual-spacing="false" fo:text-align="justify" style:justify-single-word="false"/>
      <style:text-properties officeooo:paragraph-rsid="0052c4fe"/>
    </style:style>
    <style:style style:name="P29"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75c0a3" style:font-size-asian="11pt" style:font-weight-asian="normal" style:font-size-complex="11pt" style:font-weight-complex="normal"/>
    </style:style>
    <style:style style:name="P30"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normal" officeooo:rsid="012a3284" officeooo:paragraph-rsid="01a2df15" style:font-size-asian="11pt" style:font-weight-asian="normal" style:font-size-complex="11pt" style:font-weight-complex="normal"/>
    </style:style>
    <style:style style:name="P31"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1a7a112" style:font-weight-asian="bold" style:font-weight-complex="bold"/>
    </style:style>
    <style:style style:name="P32"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33"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bold" officeooo:rsid="0014be77" officeooo:paragraph-rsid="01bb36cf" style:font-size-asian="13pt" style:font-weight-asian="bold" style:font-size-complex="13pt" style:font-weight-complex="bold"/>
    </style:style>
    <style:style style:name="P34"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35"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57bd44" style:font-size-asian="13pt" style:font-weight-asian="bold" style:font-size-complex="13pt" style:font-weight-complex="bold"/>
    </style:style>
    <style:style style:name="P36"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18c8e63" style:font-size-asian="13pt" style:font-weight-asian="bold" style:font-size-complex="13pt" style:font-weight-complex="bold"/>
    </style:style>
    <style:style style:name="P37"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18c417a" officeooo:paragraph-rsid="018c417a" style:font-size-asian="13pt" style:font-weight-asian="bold" style:font-size-complex="13pt" style:font-weight-complex="bold"/>
    </style:style>
    <style:style style:name="P38"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18c417a" officeooo:paragraph-rsid="0157bd44" style:font-size-asian="13pt" style:font-weight-asian="bold" style:font-size-complex="13pt" style:font-weight-complex="bold"/>
    </style:style>
    <style:style style:name="P39"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18c417a" officeooo:paragraph-rsid="01bb36cf" style:font-size-asian="13pt" style:font-weight-asian="bold" style:font-size-complex="13pt" style:font-weight-complex="bold"/>
    </style:style>
    <style:style style:name="P40"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41"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157bd44" officeooo:paragraph-rsid="0157bd44" style:font-size-asian="14pt" style:font-weight-asian="bold" style:font-size-complex="14pt" style:font-weight-complex="bold"/>
    </style:style>
    <style:style style:name="P42"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size="14pt" fo:font-weight="bold" officeooo:paragraph-rsid="010930af" style:font-size-asian="14pt" style:font-weight-asian="bold" style:font-size-complex="14pt" style:font-weight-complex="bold"/>
    </style:style>
    <style:style style:name="P43" style:family="paragraph" style:parent-style-name="Text_20_body">
      <style:paragraph-properties fo:text-align="justify" style:justify-single-word="false" fo:padding="0.0193in" fo:border-left="none" fo:border-right="none" fo:border-top="0.06pt solid #808000" fo:border-bottom="none" style:shadow="none"/>
      <style:text-properties fo:color="#b22222" style:font-name="LM Sans Demi Cond 10" fo:font-weight="bold" officeooo:rsid="001bfd66" officeooo:paragraph-rsid="010930af" style:font-weight-asian="bold" style:font-weight-complex="bold"/>
    </style:style>
    <style:style style:name="P44"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keep-together="auto" fo:orphans="0" fo:widows="0" fo:text-indent="0in" style:auto-text-indent="false" fo:background-color="#ffffff" fo:padding-left="0in" fo:padding-right="0in" fo:padding-top="0in" fo:padding-bottom="0.0138in" fo:border-left="none" fo:border-right="none" fo:border-top="none" fo:border-bottom="0.51pt solid #808000" fo:keep-with-next="auto"/>
      <style:text-properties fo:font-variant="normal" fo:text-transform="none" fo:color="#000000" style:text-line-through-style="none" style:text-line-through-type="none" style:text-position="0% 100%" style:font-name="LM Sans Demi Cond 101" fo:font-size="11pt" fo:font-style="normal" style:text-underline-style="none" fo:font-weight="normal" officeooo:rsid="01bb36cf" officeooo:paragraph-rsid="01c01a70" fo:background-color="#ffffff" style:font-name-asian="LM Sans Demi Cond 103" style:font-size-asian="11pt" style:font-style-asian="normal" style:font-weight-asian="normal" style:font-name-complex="LM Sans Demi Cond 103" style:font-size-complex="11pt" style:font-weight-complex="normal"/>
    </style:style>
    <style:style style:name="P45"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keep-together="auto" fo:orphans="0" fo:widows="0" fo:text-indent="0in" style:auto-text-indent="false" fo:background-color="#ffffff" fo:padding-left="0in" fo:padding-right="0in" fo:padding-top="0in" fo:padding-bottom="0.0138in" fo:border-left="none" fo:border-right="none" fo:border-top="none" fo:border-bottom="0.51pt solid #808000" fo:keep-with-next="auto"/>
      <style:text-properties fo:font-variant="normal" fo:text-transform="none" fo:color="#000000" style:text-line-through-style="none" style:text-line-through-type="none" style:text-position="0% 100%" style:font-name="LM Sans Demi Cond 102" fo:font-size="11pt" fo:font-style="normal" style:text-underline-style="none" fo:font-weight="normal" officeooo:paragraph-rsid="01c01a70" fo:background-color="#ffffff" style:font-name-asian="LM Sans Demi Cond 103" style:font-size-asian="11pt" style:font-style-asian="normal" style:font-weight-asian="normal" style:font-name-complex="LM Sans Demi Cond 103" style:font-size-complex="11pt"/>
    </style:style>
    <style:style style:name="P46"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keep-together="auto" fo:orphans="0" fo:widows="0" fo:text-indent="0in" style:auto-text-indent="false" fo:background-color="#ffffff" fo:padding-left="0in" fo:padding-right="0in" fo:padding-top="0in" fo:padding-bottom="0.0138in" fo:border-left="none" fo:border-right="none" fo:border-top="none" fo:border-bottom="0.51pt solid #808000" fo:keep-with-next="auto"/>
      <style:text-properties style:font-name="LM Sans Demi Cond 102" fo:font-size="11pt" officeooo:paragraph-rsid="01c01a70" style:font-name-asian="LM Sans Demi Cond 103" style:font-size-asian="11pt" style:font-name-complex="LM Sans Demi Cond 103" style:font-size-complex="11pt"/>
    </style:style>
    <style:style style:name="P47"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keep-together="auto" fo:orphans="0" fo:widows="0" fo:text-indent="0in" style:auto-text-indent="false" fo:background-color="#ffffff" fo:padding-left="0in" fo:padding-right="0in" fo:padding-top="0in" fo:padding-bottom="0.0138in" fo:border-left="none" fo:border-right="none" fo:border-top="none" fo:border-bottom="0.51pt solid #808000" fo:keep-with-next="auto"/>
      <style:text-properties style:font-name="LM Sans Demi Cond 102" fo:font-size="8pt" officeooo:paragraph-rsid="01c01a70" style:font-name-asian="Ubuntu1" style:font-size-asian="8pt" style:font-name-complex="Ubuntu1" style:font-size-complex="8pt"/>
    </style:style>
    <style:style style:name="P48" style:family="paragraph" style:parent-style-name="Standard">
      <loext:graphic-properties draw:fill="solid" draw:fill-color="#ffffff"/>
      <style:paragraph-properties fo:margin-left="0in" fo:margin-right="0in" fo:margin-top="0in" fo:margin-bottom="0.0835in" loext:contextual-spacing="false" fo:line-height="100%" fo:text-align="justify" style:justify-single-word="false" fo:keep-together="auto" fo:orphans="0" fo:widows="0" fo:text-indent="0in" style:auto-text-indent="false" fo:background-color="#ffffff" fo:padding-left="0in" fo:padding-right="0in" fo:padding-top="0in" fo:padding-bottom="0.0138in" fo:border-left="none" fo:border-right="none" fo:border-top="none" fo:border-bottom="0.51pt solid #808000" fo:keep-with-next="auto"/>
      <style:text-properties style:font-name="LM Sans Demi Cond 101" fo:font-size="11pt" officeooo:paragraph-rsid="01c01a70" style:font-name-asian="LM Sans Demi Cond 103" style:font-size-asian="11pt" style:font-name-complex="LM Sans Demi Cond 103" style:font-size-complex="11pt"/>
    </style:style>
    <style:style style:name="P49" style:family="paragraph" style:parent-style-name="Standard">
      <loext:graphic-properties draw:fill="solid" draw:fill-color="#ffffff"/>
      <style:paragraph-properties fo:margin-left="0in" fo:margin-right="0in" fo:margin-top="0in" fo:margin-bottom="0.0835in" loext:contextual-spacing="false" fo:line-height="100%" fo:text-align="center" style:justify-single-word="false" fo:keep-together="auto" fo:orphans="0" fo:widows="0" fo:text-indent="0in" style:auto-text-indent="false" fo:background-color="#ffffff" fo:padding="0in" fo:border="none" fo:keep-with-next="auto"/>
      <style:text-properties style:font-name="LM Sans Demi Cond 102" officeooo:paragraph-rsid="01c01a70" style:font-name-asian="Verdana" style:font-name-complex="Verdana"/>
    </style:style>
    <style:style style:name="P50" style:family="paragraph" style:parent-style-name="Standard">
      <loext:graphic-properties draw:fill="solid" draw:fill-color="#ffffff"/>
      <style:paragraph-properties fo:margin-left="0in" fo:margin-right="0in" fo:margin-top="0in" fo:margin-bottom="0.0835in" loext:contextual-spacing="false" fo:line-height="100%" fo:text-align="start" style:justify-single-word="false" fo:keep-together="auto" fo:orphans="0" fo:widows="0" fo:text-indent="0in" style:auto-text-indent="false" fo:background-color="#ffffff" fo:padding="0in" fo:border="none" fo:keep-with-next="auto"/>
      <style:text-properties style:font-name="LM Sans Demi Cond 102" fo:font-size="11pt" officeooo:paragraph-rsid="01c01a70" style:font-name-asian="Verdana" style:font-size-asian="11pt" style:font-name-complex="Verdana" style:font-size-complex="11pt"/>
    </style:style>
    <style:style style:name="P51" style:family="paragraph" style:parent-style-name="Standard">
      <loext:graphic-properties draw:fill="solid" draw:fill-color="#ffffff"/>
      <style:paragraph-properties fo:margin-left="0in" fo:margin-right="0in" fo:margin-top="0in" fo:margin-bottom="0.0835in" loext:contextual-spacing="false" fo:line-height="100%" fo:text-align="start" style:justify-single-word="false" fo:keep-together="auto" fo:orphans="0" fo:widows="0" fo:text-indent="0in" style:auto-text-indent="false" fo:background-color="#ffffff" fo:padding="0in" fo:border="none" fo:keep-with-next="auto"/>
      <style:text-properties style:font-name="LM Sans Demi Cond 102" officeooo:paragraph-rsid="01c01a70"/>
    </style:style>
    <style:style style:name="P52" style:family="paragraph" style:parent-style-name="Standard">
      <style:paragraph-properties fo:margin-top="0in" fo:margin-bottom="0.0835in" loext:contextual-spacing="false" fo:line-height="100%" fo:text-align="justify" style:justify-single-word="false"/>
      <style:text-properties style:font-name="LM Sans Demi Cond 101" fo:font-size="11pt" fo:font-weight="bold" officeooo:paragraph-rsid="01c01a70" style:font-name-asian="LM Sans Demi Cond 103" style:font-size-asian="11pt" style:font-weight-asian="bold" style:font-name-complex="LM Sans Demi Cond 103" style:font-size-complex="11pt"/>
    </style:style>
    <style:style style:name="P53" style:family="paragraph" style:parent-style-name="Standard">
      <style:paragraph-properties fo:margin-top="0in" fo:margin-bottom="0.0835in" loext:contextual-spacing="false" fo:line-height="100%" fo:text-align="justify" style:justify-single-word="false" fo:padding-left="0in" fo:padding-right="0in" fo:padding-top="0in" fo:padding-bottom="0.0138in" fo:border-left="none" fo:border-right="none" fo:border-top="none" fo:border-bottom="0.51pt solid #808000"/>
      <style:text-properties fo:color="#b22222" style:font-name="LM Sans Demi Cond 101" fo:font-size="13pt" fo:font-weight="bold" officeooo:paragraph-rsid="01c01a70" style:font-name-asian="LM Sans Demi Cond 103" style:font-size-asian="13pt" style:font-weight-asian="bold" style:font-name-complex="LM Sans Demi Cond 103" style:font-size-complex="13pt"/>
    </style:style>
    <style:style style:name="P54" style:family="paragraph" style:parent-style-name="Standard">
      <style:paragraph-properties fo:text-align="justify" style:justify-single-word="false" fo:padding-left="0in" fo:padding-right="0in" fo:padding-top="0in" fo:padding-bottom="0.0138in" fo:border-left="none" fo:border-right="none" fo:border-top="none" fo:border-bottom="0.51pt solid #808000"/>
      <style:text-properties style:font-name="Ubuntu" fo:font-size="8pt" officeooo:paragraph-rsid="01c01a70" fo:background-color="#ffffff" style:font-name-asian="Ubuntu1" style:font-size-asian="8pt" style:font-name-complex="Ubuntu1" style:font-size-complex="8pt"/>
    </style:style>
    <style:style style:name="P55" style:family="paragraph" style:parent-style-name="Standard">
      <loext:graphic-properties draw:fill="solid" draw:fill-color="#ffffff"/>
      <style:paragraph-properties fo:margin-left="0in" fo:margin-right="0in" fo:margin-top="0in" fo:margin-bottom="0.0835in" loext:contextual-spacing="false" fo:line-height="100%" fo:text-align="start" style:justify-single-word="false" fo:orphans="0" fo:widows="0" fo:text-indent="0in" style:auto-text-indent="false" fo:background-color="#ffffff" fo:padding="0in" fo:border="none"/>
      <style:text-properties style:font-name="LM Sans Demi Cond 102" fo:font-size="11pt" officeooo:paragraph-rsid="01c01a70" style:font-name-asian="Verdana" style:font-size-asian="11pt" style:font-name-complex="Verdana" style:font-size-complex="11pt"/>
    </style:style>
    <style:style style:name="P56" style:family="paragraph" style:parent-style-name="Text_20_body">
      <style:paragraph-properties fo:text-align="justify" style:justify-single-word="false"/>
      <style:text-properties style:font-name="LM Sans Demi Cond 10" fo:font-size="11pt" fo:font-weight="normal" officeooo:rsid="012a3284" officeooo:paragraph-rsid="01c3dbb2" style:font-size-asian="11pt" style:font-weight-asian="normal" style:font-size-complex="11pt" style:font-weight-complex="normal"/>
    </style:style>
    <style:style style:name="T1" style:family="text">
      <style:text-properties officeooo:rsid="001bfd66"/>
    </style:style>
    <style:style style:name="T2" style:family="text">
      <style:text-properties style:font-name="LM Sans Demi Cond 10" officeooo:rsid="013c76b0"/>
    </style:style>
    <style:style style:name="T3" style:family="text">
      <style:text-properties style:font-name="LM Sans Demi Cond 10" officeooo:rsid="0157bd44"/>
    </style:style>
    <style:style style:name="T4" style:family="text">
      <style:text-properties style:font-name="LM Sans Demi Cond 10" officeooo:rsid="01585175"/>
    </style:style>
    <style:style style:name="T5" style:family="text">
      <style:text-properties style:font-name="LM Sans Demi Cond 10" officeooo:rsid="0175c0a3"/>
    </style:style>
    <style:style style:name="T6" style:family="text">
      <style:text-properties style:font-name="LM Sans Demi Cond 10" fo:font-style="italic" officeooo:rsid="01907a20" style:font-style-asian="italic" style:font-style-complex="italic"/>
    </style:style>
    <style:style style:name="T7" style:family="text">
      <style:text-properties style:font-name="LM Sans Demi Cond 10" fo:font-style="italic" officeooo:rsid="0191a199" style:font-style-asian="italic" style:font-style-complex="italic"/>
    </style:style>
    <style:style style:name="T8" style:family="text">
      <style:text-properties style:font-name="LM Sans Demi Cond 10" fo:font-style="italic" officeooo:rsid="0193a173" style:font-style-asian="italic" style:font-style-complex="italic"/>
    </style:style>
    <style:style style:name="T9" style:family="text">
      <style:text-properties style:font-name="LM Sans Demi Cond 10" fo:font-style="italic" officeooo:rsid="01a1e5f0" style:font-style-asian="italic" style:font-style-complex="italic"/>
    </style:style>
    <style:style style:name="T10" style:family="text">
      <style:text-properties style:font-name="LM Sans Demi Cond 10" fo:font-style="italic" officeooo:rsid="01a221af" style:font-style-asian="italic" style:font-style-complex="italic"/>
    </style:style>
    <style:style style:name="T11" style:family="text">
      <style:text-properties style:font-name="LM Sans Demi Cond 10" fo:font-style="italic" officeooo:rsid="01a3724f" style:font-style-asian="italic" style:font-style-complex="italic"/>
    </style:style>
    <style:style style:name="T12" style:family="text">
      <style:text-properties style:font-name="LM Sans Demi Cond 10" fo:font-style="italic" officeooo:rsid="01ae8821" style:font-style-asian="italic" style:font-style-complex="italic"/>
    </style:style>
    <style:style style:name="T13" style:family="text">
      <style:text-properties style:font-name="LM Sans Demi Cond 10" fo:font-style="italic" officeooo:rsid="01b083fe" style:font-style-asian="italic" style:font-style-complex="italic"/>
    </style:style>
    <style:style style:name="T14" style:family="text">
      <style:text-properties style:font-name="LM Sans Demi Cond 10" fo:font-style="italic" officeooo:rsid="01b0ce1c" style:font-style-asian="italic" style:font-style-complex="italic"/>
    </style:style>
    <style:style style:name="T15" style:family="text">
      <style:text-properties style:font-name="LM Sans Demi Cond 10" fo:font-style="italic" officeooo:rsid="01b39683" style:font-style-asian="italic" style:font-style-complex="italic"/>
    </style:style>
    <style:style style:name="T16" style:family="text">
      <style:text-properties style:font-name="LM Sans Demi Cond 10" fo:font-style="italic" officeooo:rsid="01b45f15" style:font-style-asian="italic" style:font-style-complex="italic"/>
    </style:style>
    <style:style style:name="T17" style:family="text">
      <style:text-properties style:font-name="LM Sans Demi Cond 10" officeooo:rsid="018917d0"/>
    </style:style>
    <style:style style:name="T18" style:family="text">
      <style:text-properties style:font-name="LM Sans Demi Cond 10" officeooo:rsid="018aacfb"/>
    </style:style>
    <style:style style:name="T19" style:family="text">
      <style:text-properties style:font-name="LM Sans Demi Cond 10" officeooo:rsid="018ba877"/>
    </style:style>
    <style:style style:name="T20" style:family="text">
      <style:text-properties style:font-name="LM Sans Demi Cond 10" officeooo:rsid="018bb160"/>
    </style:style>
    <style:style style:name="T21" style:family="text">
      <style:text-properties style:font-name="LM Sans Demi Cond 10" fo:font-size="11pt" fo:font-weight="normal" officeooo:rsid="012a3284" style:font-size-asian="11pt" style:font-weight-asian="normal" style:font-size-complex="11pt" style:font-weight-complex="normal"/>
    </style:style>
    <style:style style:name="T22" style:family="text">
      <style:text-properties style:font-name="LM Sans Demi Cond 10" officeooo:rsid="018ecc67"/>
    </style:style>
    <style:style style:name="T23" style:family="text">
      <style:text-properties style:font-name="LM Sans Demi Cond 10" officeooo:rsid="018f7221"/>
    </style:style>
    <style:style style:name="T24" style:family="text">
      <style:text-properties style:font-name="LM Sans Demi Cond 10" officeooo:rsid="01907a20"/>
    </style:style>
    <style:style style:name="T25" style:family="text">
      <style:text-properties style:font-name="LM Sans Demi Cond 10" officeooo:rsid="0191a199"/>
    </style:style>
    <style:style style:name="T26" style:family="text">
      <style:text-properties style:font-name="LM Sans Demi Cond 10" officeooo:rsid="0193a173"/>
    </style:style>
    <style:style style:name="T27" style:family="text">
      <style:text-properties style:font-name="LM Sans Demi Cond 10" fo:font-style="normal" officeooo:rsid="0193a173" style:font-style-asian="normal" style:font-style-complex="normal"/>
    </style:style>
    <style:style style:name="T28" style:family="text">
      <style:text-properties style:font-name="LM Sans Demi Cond 10" fo:font-style="normal" officeooo:rsid="01a3724f" style:font-style-asian="normal" style:font-style-complex="normal"/>
    </style:style>
    <style:style style:name="T29" style:family="text">
      <style:text-properties style:font-name="LM Sans Demi Cond 10" fo:font-style="normal" officeooo:rsid="01ae8821" style:font-style-asian="normal" style:font-style-complex="normal"/>
    </style:style>
    <style:style style:name="T30" style:family="text">
      <style:text-properties style:font-name="LM Sans Demi Cond 10" fo:font-style="normal" officeooo:rsid="01b2870e" style:font-style-asian="normal" style:font-style-complex="normal"/>
    </style:style>
    <style:style style:name="T31" style:family="text">
      <style:text-properties style:font-name="LM Sans Demi Cond 10" officeooo:rsid="0193b57b"/>
    </style:style>
    <style:style style:name="T32" style:family="text">
      <style:text-properties style:font-name="LM Sans Demi Cond 10" officeooo:rsid="01951202"/>
    </style:style>
    <style:style style:name="T33" style:family="text">
      <style:text-properties style:font-name="LM Sans Demi Cond 10" fo:font-size="10pt" officeooo:rsid="01a2df15" style:font-size-asian="10pt" style:font-size-complex="10pt"/>
    </style:style>
    <style:style style:name="T34" style:family="text">
      <style:text-properties style:font-name="LM Sans Demi Cond 10" fo:font-size="10pt" officeooo:rsid="01c3dbb2" style:font-size-asian="10pt" style:font-size-complex="10pt"/>
    </style:style>
    <style:style style:name="T35" style:family="text">
      <style:text-properties style:font-name="LM Sans Demi Cond 10" fo:font-size="8pt" officeooo:rsid="01951202" style:font-size-asian="8pt" style:font-size-complex="8pt"/>
    </style:style>
    <style:style style:name="T36" style:family="text">
      <style:text-properties style:font-name="LM Sans Demi Cond 10" fo:font-size="8pt" officeooo:rsid="01a1e5f0" style:font-size-asian="8pt" style:font-size-complex="8pt"/>
    </style:style>
    <style:style style:name="T37" style:family="text">
      <style:text-properties style:font-name="LM Sans Demi Cond 10" fo:font-size="8pt" officeooo:rsid="01970962" style:font-size-asian="8pt" style:font-size-complex="8pt"/>
    </style:style>
    <style:style style:name="T38" style:family="text">
      <style:text-properties style:font-name="LM Sans Demi Cond 10" fo:font-size="8pt" officeooo:rsid="01b7e529" style:font-size-asian="8pt" style:font-size-complex="8pt"/>
    </style:style>
    <style:style style:name="T39" style:family="text">
      <style:text-properties style:font-name="LM Sans Demi Cond 10" officeooo:rsid="0196c482"/>
    </style:style>
    <style:style style:name="T40" style:family="text">
      <style:text-properties style:font-name="LM Sans Demi Cond 10" officeooo:rsid="01970962"/>
    </style:style>
    <style:style style:name="T41" style:family="text">
      <style:text-properties style:font-name="LM Sans Demi Cond 10" officeooo:rsid="0197e6ec"/>
    </style:style>
    <style:style style:name="T42" style:family="text">
      <style:text-properties style:font-name="LM Sans Demi Cond 10" officeooo:rsid="01999ad0"/>
    </style:style>
    <style:style style:name="T43" style:family="text">
      <style:text-properties style:font-name="LM Sans Demi Cond 10" officeooo:rsid="019a497c"/>
    </style:style>
    <style:style style:name="T44" style:family="text">
      <style:text-properties style:font-name="LM Sans Demi Cond 10" officeooo:rsid="019ae554"/>
    </style:style>
    <style:style style:name="T45" style:family="text">
      <style:text-properties style:font-name="LM Sans Demi Cond 10" officeooo:rsid="019bfb78"/>
    </style:style>
    <style:style style:name="T46" style:family="text">
      <style:text-properties style:font-name="LM Sans Demi Cond 10" officeooo:rsid="019c0739"/>
    </style:style>
    <style:style style:name="T47" style:family="text">
      <style:text-properties style:font-name="LM Sans Demi Cond 10" officeooo:rsid="019d1555"/>
    </style:style>
    <style:style style:name="T48" style:family="text">
      <style:text-properties style:font-name="LM Sans Demi Cond 10" officeooo:rsid="019d5187"/>
    </style:style>
    <style:style style:name="T49" style:family="text">
      <style:text-properties style:font-name="LM Sans Demi Cond 10" officeooo:rsid="019e8a02"/>
    </style:style>
    <style:style style:name="T50" style:family="text">
      <style:text-properties style:font-name="LM Sans Demi Cond 10" officeooo:rsid="019f0364"/>
    </style:style>
    <style:style style:name="T51" style:family="text">
      <style:text-properties style:font-name="LM Sans Demi Cond 10" officeooo:rsid="01a0be36"/>
    </style:style>
    <style:style style:name="T52" style:family="text">
      <style:text-properties style:font-name="LM Sans Demi Cond 10" officeooo:rsid="01a1e5f0"/>
    </style:style>
    <style:style style:name="T53" style:family="text">
      <style:text-properties style:font-name="LM Sans Demi Cond 10" officeooo:rsid="01a221af"/>
    </style:style>
    <style:style style:name="T54" style:family="text">
      <style:text-properties style:font-name="LM Sans Demi Cond 10" officeooo:rsid="01a2df15"/>
    </style:style>
    <style:style style:name="T55" style:family="text">
      <style:text-properties style:font-name="LM Sans Demi Cond 10" officeooo:rsid="01a3724f"/>
    </style:style>
    <style:style style:name="T56" style:family="text">
      <style:text-properties style:font-name="LM Sans Demi Cond 10" officeooo:rsid="01a7a112"/>
    </style:style>
    <style:style style:name="T57" style:family="text">
      <style:text-properties style:font-name="LM Sans Demi Cond 10" officeooo:rsid="01a94459"/>
    </style:style>
    <style:style style:name="T58" style:family="text">
      <style:text-properties style:font-name="LM Sans Demi Cond 10" officeooo:rsid="01ab35d2"/>
    </style:style>
    <style:style style:name="T59" style:family="text">
      <style:text-properties style:font-name="LM Sans Demi Cond 10" officeooo:rsid="01ae8821"/>
    </style:style>
    <style:style style:name="T60" style:family="text">
      <style:text-properties style:font-name="LM Sans Demi Cond 10" officeooo:rsid="01b083fe"/>
    </style:style>
    <style:style style:name="T61" style:family="text">
      <style:text-properties style:font-name="LM Sans Demi Cond 10" officeooo:rsid="01b0ce1c"/>
    </style:style>
    <style:style style:name="T62" style:family="text">
      <style:text-properties style:font-name="LM Sans Demi Cond 10" officeooo:rsid="01b2870e"/>
    </style:style>
    <style:style style:name="T63" style:family="text">
      <style:text-properties style:font-name="LM Sans Demi Cond 10" officeooo:rsid="01b39683"/>
    </style:style>
    <style:style style:name="T64" style:family="text">
      <style:text-properties style:font-name="LM Sans Demi Cond 10" officeooo:rsid="01b45f15"/>
    </style:style>
    <style:style style:name="T65" style:family="text">
      <style:text-properties style:font-name="LM Sans Demi Cond 10" fo:font-size="12pt" officeooo:rsid="01b45f15" style:font-size-asian="12pt" style:font-size-complex="12pt"/>
    </style:style>
    <style:style style:name="T66" style:family="text">
      <style:text-properties style:font-name="LM Sans Demi Cond 10" officeooo:rsid="01b64372"/>
    </style:style>
    <style:style style:name="T67" style:family="text">
      <style:text-properties style:font-name="LM Sans Demi Cond 10" officeooo:rsid="01b72f99"/>
    </style:style>
    <style:style style:name="T68" style:family="text">
      <style:text-properties style:font-name="LM Sans Demi Cond 10" officeooo:rsid="01b7e529"/>
    </style:style>
    <style:style style:name="T69" style:family="text">
      <style:text-properties style:use-window-font-color="true" fo:font-size="12pt" fo:font-weight="normal" style:font-size-asian="12pt" style:font-weight-asian="normal" style:font-size-complex="12pt" style:font-weight-complex="normal"/>
    </style:style>
    <style:style style:name="T70" style:family="text">
      <style:text-properties style:use-window-font-color="true" fo:font-size="8pt" fo:font-weight="normal" style:font-size-asian="8pt" style:font-weight-asian="normal" style:font-size-complex="8pt" style:font-weight-complex="normal"/>
    </style:style>
    <style:style style:name="T71" style:family="text">
      <style:text-properties style:use-window-font-color="true" fo:font-size="8pt" fo:font-weight="normal" officeooo:rsid="0052c4fe" style:font-size-asian="8pt" style:font-weight-asian="normal" style:font-size-complex="8pt" style:font-weight-complex="normal"/>
    </style:style>
    <style:style style:name="T72" style:family="text">
      <style:text-properties fo:color="#b22222"/>
    </style:style>
    <style:style style:name="T73" style:family="text">
      <style:text-properties fo:color="#b22222" officeooo:rsid="001bfd66"/>
    </style:style>
    <style:style style:name="T74" style:family="text">
      <style:text-properties fo:color="#b22222" officeooo:rsid="0157bd44"/>
    </style:style>
    <style:style style:name="T75" style:family="text">
      <style:text-properties fo:color="#b22222" officeooo:rsid="0175b5b3"/>
    </style:style>
    <style:style style:name="T76" style:family="text">
      <style:text-properties fo:color="#b22222" officeooo:rsid="018642b1"/>
    </style:style>
    <style:style style:name="T77" style:family="text">
      <style:text-properties fo:color="#b22222" fo:font-size="13pt" style:font-size-asian="13pt" style:font-size-complex="13pt"/>
    </style:style>
    <style:style style:name="T78" style:family="text">
      <style:text-properties fo:color="#b22222" fo:font-size="13pt" officeooo:rsid="018917d0" style:font-size-asian="13pt" style:font-size-complex="13pt"/>
    </style:style>
    <style:style style:name="T79" style:family="text">
      <style:text-properties fo:color="#b22222" officeooo:rsid="018c417a"/>
    </style:style>
    <style:style style:name="T80" style:family="text">
      <style:text-properties officeooo:rsid="005350f3"/>
    </style:style>
    <style:style style:name="T81" style:family="text">
      <style:text-properties officeooo:rsid="0157bd44"/>
    </style:style>
    <style:style style:name="T82" style:family="text">
      <style:text-properties fo:font-size="13pt" style:font-size-asian="13pt" style:font-size-complex="13pt"/>
    </style:style>
    <style:style style:name="T83" style:family="text">
      <style:text-properties fo:font-size="13pt" officeooo:rsid="005612e0" style:font-size-asian="13pt" style:font-size-complex="13pt"/>
    </style:style>
    <style:style style:name="T84" style:family="text">
      <style:text-properties fo:font-size="13pt" officeooo:rsid="018917d0" style:font-size-asian="13pt" style:font-size-complex="13pt"/>
    </style:style>
    <style:style style:name="T85" style:family="text">
      <style:text-properties fo:font-size="13pt" officeooo:rsid="01a7a112" style:font-size-asian="13pt" style:font-size-complex="13pt"/>
    </style:style>
    <style:style style:name="T86" style:family="text">
      <style:text-properties officeooo:rsid="018c417a"/>
    </style:style>
    <style:style style:name="T87" style:family="text">
      <style:text-properties officeooo:rsid="018e0890"/>
    </style:style>
    <style:style style:name="T88" style:family="text">
      <style:text-properties style:text-position="sub 58%" style:font-name="LM Sans Demi Cond 10" officeooo:rsid="01907a20"/>
    </style:style>
    <style:style style:name="T89" style:family="text">
      <style:text-properties style:text-position="sub 58%" style:font-name="LM Sans Demi Cond 10" officeooo:rsid="0191a199"/>
    </style:style>
    <style:style style:name="T90" style:family="text">
      <style:text-properties style:text-position="sub 58%" style:font-name="LM Sans Demi Cond 10" officeooo:rsid="0193a173"/>
    </style:style>
    <style:style style:name="T91" style:family="text">
      <style:text-properties officeooo:rsid="01951202"/>
    </style:style>
    <style:style style:name="T92" style:family="text">
      <style:text-properties officeooo:rsid="01a0be36"/>
    </style:style>
    <style:style style:name="T93" style:family="text">
      <style:text-properties officeooo:rsid="01a2df15"/>
    </style:style>
    <style:style style:name="T94" style:family="text">
      <style:text-properties officeooo:rsid="01c3db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riptografía y Computación</text:p>
      <text:p text:style-name="P40">Curso 201<text:span text:style-name="T80">8</text:span>-1<text:span text:style-name="T80">9</text:span></text:p>
      <text:p text:style-name="P1"/>
      <text:p text:style-name="P1"/>
      <text:p text:style-name="P43"/>
      <text:p text:style-name="P42"><text:span text:style-name="T73">Práctica </text:span><text:span text:style-name="T76">2</text:span><text:span text:style-name="T1">. <text:s/>Cifrados clásicos</text:span></text:p>
      <text:p text:style-name="P31"><text:span text:style-name="T72"><text:tab/></text:span><text:span text:style-name="T77">Autor</text:span><text:span text:style-name="T78">es</text:span><text:span text:style-name="T77"><text:note text:id="ftn1" text:note-class="footnote"><text:note-citation>1</text:note-citation><text:note-body><text:p text:style-name="P28"><text:span text:style-name="T69"><text:s/></text:span><text:span text:style-name="T71">Como autor d</text:span><text:span text:style-name="T70">eclar</text:span><text:span text:style-name="T71">o</text:span><text:span text:style-name="T70"> que los contenidos del presente documento son originales y elaborados por </text:span><text:span text:style-name="T71">mi</text:span><text:span text:style-name="T70">. De no cumplir con este compromiso, </text:span><text:span text:style-name="T71">soy</text:span><text:span text:style-name="T70"> consciente de que, de acuerdo con la “</text:span><text:a xlink:type="simple" xlink:href="http://www.ugr.es/~minpet/pages/enpdf/normativaevaluacionycalificacion.pdf" text:style-name="Internet_20_link" text:visited-style-name="Visited_20_Internet_20_Link"><text:span text:style-name="Internet_20_link"><text:span text:style-name="T70">Normativa de evaluación y de calificaciones de los estudiantes de la Universidad de Granada</text:span></text:span></text:a><text:span text:style-name="T70">” esto “conllevará la calificación numérica de cero … independientemente del resto de calificaciones que el estudiante hubiera obtenido ...”</text:span></text:p></text:note-body></text:note></text:span><text:span text:style-name="T77">:</text:span><text:span text:style-name="T82"> </text:span><text:span text:style-name="T84">Marcel </text:span><text:span text:style-name="T85">Kemp, marcelkemp@correo.ugr.es </text:span></text:p>
      <text:p text:style-name="P31"><text:span text:style-name="T85"><text:tab/><text:tab/><text:tab/></text:span><text:span text:style-name="T83">Víctor García, victorgarcia@correo.ugr.es </text:span></text:p>
      <text:p text:style-name="P32"/>
      <text:p text:style-name="P27"/>
      <text:p text:style-name="P27"/>
      <text:p text:style-name="P34"><text:span text:style-name="T81">Síntesis</text:span>. </text:p>
      <text:p text:style-name="P3"><text:span text:style-name="Source_20_Text"><text:span text:style-name="T3">Esta presente memoria recoge l</text:span></text:span><text:span text:style-name="Source_20_Text"><text:span text:style-name="T17">os pasos</text:span></text:span><text:span text:style-name="Source_20_Text"><text:span text:style-name="T3"> </text:span></text:span><text:span text:style-name="Source_20_Text"><text:span text:style-name="T17">seguidos en un entorno de </text:span></text:span><text:span text:style-name="Source_20_Text"><text:span text:style-name="T3">ejecu</text:span></text:span><text:span text:style-name="Source_20_Text"><text:span text:style-name="T17">ción</text:span></text:span><text:span text:style-name="Source_20_Text"><text:span text:style-name="T3"> Linux </text:span></text:span><text:span text:style-name="Source_20_Text"><text:span text:style-name="T17">para realizar </text:span></text:span><text:span text:style-name="Source_20_Text"><text:span text:style-name="T3">l</text:span></text:span><text:span text:style-name="Source_20_Text"><text:span text:style-name="T17">a segunda</text:span></text:span><text:span text:style-name="Source_20_Text"><text:span text:style-name="T3"> práctica de la asignatura de Criptografía y Computación, donde </text:span></text:span><text:span text:style-name="Source_20_Text"><text:span text:style-name="T18">realizamos un criptoanálisis de una serie de ficheros </text:span></text:span><text:span text:style-name="Source_20_Text"><text:span text:style-name="T19">de texto</text:span></text:span><text:span text:style-name="Source_20_Text"><text:span text:style-name="T18"> cifrados con diversos métodos clásicos (sustitución monoalfabética, polialfabética o transposición) </text:span></text:span><text:span text:style-name="Source_20_Text"><text:span text:style-name="T20">con el objetivo de descifrarlos</text:span></text:span><text:span text:style-name="Source_20_Text"><text:span text:style-name="T3">.</text:span></text:span></text:p>
      <text:p text:style-name="P3"><text:span text:style-name="Source_20_Text"><text:span text:style-name="T3"/></text:span></text:p>
      <text:p text:style-name="P36"><text:span text:style-name="T87">Proceso de análisis</text:span>. </text:p>
      <text:p text:style-name="P7"><text:span text:style-name="Source_20_Text"><text:span text:style-name="T21"/></text:span></text:p>
      <text:p text:style-name="P21"><text:span text:style-name="Source_20_Text"><text:span text:style-name="T56">Contamos con una serie de funciones para analizar diversas características de los textos cifrados, tales como la frecuencia </text:span></text:span><text:span text:style-name="Source_20_Text"><text:span text:style-name="T57">de las letras, los n-gramas o cadenas de tamaño n más frecuentes, el numero de veces que aparece una cadena en el texto… </text:span></text:span><text:span text:style-name="Source_20_Text"><text:span text:style-name="T58">De esta forma probamos a romper los cifrados clásicos, obsoletos hoy día aunque de importancia vital en la historia de la criptografía.</text:span></text:span></text:p>
      <text:p text:style-name="P8"><text:span text:style-name="Source_20_Text"><text:span text:style-name="T23"/></text:span></text:p>
      <text:p text:style-name="P8"><text:span text:style-name="Source_20_Text"><text:span text:style-name="T23">Hay que tener en cuenta que los textos cifrados están codificados como letras mayúsculas del abecedario español de 27 caracteres [A-Z] incluyendo la Ñ.</text:span></text:span></text:p>
      <text:p text:style-name="P8"><text:span text:style-name="Source_20_Text"><text:span text:style-name="T23"/></text:span></text:p>
      <text:p text:style-name="P12"><text:span text:style-name="Source_20_Text"><text:span text:style-name="T32">Puesto que a priori no sabemos qué tipo de cifrado se ha aplicado sobre cada texto, los resultados mostrados a continuación son resultado de probar los 4 diferentes tipos de análisis de descifrado sobre los 4 textos hasta dar con el tipo de cifrado de cada texto. A continuación se detallan los procesos de descifrado que se han llevado a cabo con cada texto y el resultado ob</text:span></text:span><text:span text:style-name="Source_20_Text"><text:span text:style-name="T52">tenido. Los textos descifrados al completo se encuentran en el archivo </text:span></text:span><text:span text:style-name="Source_20_Text"><text:span text:style-name="T9">textos.txt</text:span></text:span></text:p>
      <text:p text:style-name="P3"><text:span text:style-name="Source_20_Text"><text:span text:style-name="T3"/></text:span></text:p>
      <text:p text:style-name="P2"><text:span text:style-name="Source_20_Text"><text:span text:style-name="T2"/></text:span></text:p>
      <text:p text:style-name="P35"><text:soft-page-break/><text:span text:style-name="T86">Texto </text:span>1: <text:span text:style-name="T93">Cifrado de Vigenère</text:span></text:p>
      <text:p text:style-name="P22"><text:span text:style-name="Source_20_Text"><text:span text:style-name="T54">Este primer texto sigue un esquema de cifrado polialfabético basado en el cript</text:span></text:span><text:span text:style-name="Source_20_Text"><text:span text:style-name="T55">osistema de Vigenère. Este tipo de cifrado se basa en elegir una palabra clave </text:span></text:span><text:span text:style-name="Source_20_Text"><text:span text:style-name="T11">k</text:span></text:span><text:span text:style-name="Source_20_Text"><text:span text:style-name="T55"> de longitud </text:span></text:span><text:span text:style-name="Source_20_Text"><text:span text:style-name="T11">m </text:span></text:span><text:span text:style-name="Source_20_Text"><text:span text:style-name="T29">y </text:span></text:span><text:span text:style-name="Source_20_Text"><text:span text:style-name="T28">repetir</text:span></text:span><text:span text:style-name="Source_20_Text"><text:span text:style-name="T55"> la clave tantas veces como sea necesario hasta obtener un texto del mismo tamaño que el mensaje, </text:span></text:span><text:span text:style-name="Source_20_Text"><text:span text:style-name="T59">llamemosle</text:span></text:span><text:span text:style-name="Source_20_Text"><text:span text:style-name="T55"> </text:span></text:span><text:span text:style-name="Source_20_Text"><text:span text:style-name="T12">textoclave</text:span></text:span><text:span text:style-name="Source_20_Text"><text:span text:style-name="T55">. Cada letra del mensaje o texto plano se cifra siguiendo el esquema de cifrado Cesar con la letra que le corresponde por posición en </text:span></text:span><text:span text:style-name="Source_20_Text"><text:span text:style-name="T12">textoclave</text:span></text:span><text:span text:style-name="Source_20_Text"><text:span text:style-name="T55">, </text:span></text:span><text:span text:style-name="Source_20_Text"><text:span text:style-name="T61">es decir, sumando las letras módulo 27 (tamaño de nuestro abecedario) para </text:span></text:span><text:span text:style-name="Source_20_Text"><text:span text:style-name="T14">trasladar</text:span></text:span><text:span text:style-name="Source_20_Text"><text:span text:style-name="T61"> la letra del mensaje en claro tantas posiciones como la letra de </text:span></text:span><text:span text:style-name="Source_20_Text"><text:span text:style-name="T14">textoclave</text:span></text:span><text:span text:style-name="Source_20_Text"><text:span text:style-name="T61">.</text:span></text:span><text:span text:style-name="Source_20_Text"><text:span text:style-name="T55"> De esta forma, cada letra se cifra de varias maneras, </text:span></text:span><text:span text:style-name="Source_20_Text"><text:span text:style-name="T60">en media </text:span></text:span><text:span text:style-name="Source_20_Text"><text:span text:style-name="T55">de </text:span></text:span><text:span text:style-name="Source_20_Text"><text:span text:style-name="T11">m</text:span></text:span><text:span text:style-name="Source_20_Text"><text:span text:style-name="T55"> maneras diferentes, dependiendo </text:span></text:span><text:span text:style-name="Source_20_Text"><text:span text:style-name="T60">de la letra de la clave </text:span></text:span><text:span text:style-name="Source_20_Text"><text:span text:style-name="T13">k</text:span></text:span><text:span text:style-name="Source_20_Text"><text:span text:style-name="T60"> que</text:span></text:span><text:span text:style-name="Source_20_Text"><text:span text:style-name="T55"> </text:span></text:span><text:span text:style-name="Source_20_Text"><text:span text:style-name="T60">le toque </text:span></text:span><text:span text:style-name="Source_20_Text"><text:span text:style-name="T55">en </text:span></text:span><text:span text:style-name="Source_20_Text"><text:span text:style-name="T13">textoclave</text:span></text:span><text:span text:style-name="Source_20_Text"><text:span text:style-name="T55">. </text:span></text:span><text:span text:style-name="Source_20_Text"><text:span text:style-name="T61">La función de descifrado </text:span></text:span><text:span text:style-name="Source_20_Text"><text:span text:style-name="T62">es igual salvo que</text:span></text:span><text:span text:style-name="Source_20_Text"><text:span text:style-name="T61"> resta las letras de </text:span></text:span><text:span text:style-name="Source_20_Text"><text:span text:style-name="T14">k </text:span></text:span><text:span text:style-name="Source_20_Text"><text:span text:style-name="T30">en vez de sumarlas</text:span></text:span><text:span text:style-name="Source_20_Text"><text:span text:style-name="T61">.</text:span></text:span></text:p>
      <text:p text:style-name="P22"><text:span text:style-name="Source_20_Text"><text:span text:style-name="T61"/></text:span></text:p>
      <text:p text:style-name="P23"><text:span text:style-name="Source_20_Text"><text:span text:style-name="T62">Este método de cifrado polialfabético resulta prácticamente indescifrable si la clave resulta ser de un tamaño similar al del mensaje a cifrar, </text:span></text:span><text:span text:style-name="Source_20_Text"><text:span text:style-name="T63">algo realizable en el siglo XVI, época en la que se desarrolló este método, lo cual resulta algo sorprendente (fue apodado como el código indescifrable, </text:span></text:span><text:span text:style-name="Source_20_Text"><text:span text:style-name="T15">le chiffre indéchiffrable</text:span></text:span><text:span text:style-name="Source_20_Text"><text:span text:style-name="T63">)</text:span></text:span><text:span text:style-name="Source_20_Text"><text:span text:style-name="T62">. </text:span></text:span><text:span text:style-name="Source_20_Text"><text:span text:style-name="T63">Se puede coger</text:span></text:span><text:span text:style-name="Source_20_Text"><text:span text:style-name="T62"> como clave un libro </text:span></text:span><text:span text:style-name="Source_20_Text"><text:span text:style-name="T63">(su texto), y cifrar se limita a poner el texto debajo del mensaje en claro y sumar las letras una a una en correspondencia.</text:span></text:span></text:p>
      <text:p text:style-name="P23"><text:span text:style-name="Source_20_Text"><text:span text:style-name="T63"/></text:span></text:p>
      <text:p text:style-name="P24"><text:span text:style-name="Source_20_Text"><text:span text:style-name="T63">Para romper este método empleamos el método de Kasiski, que consiste en encontrar n-gramas o cadenas que se repiten en el texto. </text:span></text:span><text:span text:style-name="Source_20_Text"><text:span text:style-name="T15">Si el número de repeticiones es mayor que la longitud de la clave</text:span></text:span><text:span text:style-name="Source_20_Text"><text:span text:style-name="T63">, entonces esas cadenas </text:span></text:span><text:span text:style-name="Source_20_Text"><text:span text:style-name="T64">han sido cifradas varias veces de la misma manera (ya se comentó previamente que cada letra puede cifrarse de </text:span></text:span><text:span text:style-name="Source_20_Text"><text:span text:style-name="T16">m</text:span></text:span><text:span text:style-name="Source_20_Text"><text:span text:style-name="T64"> maneras diferentes, siendo </text:span></text:span><text:span text:style-name="Source_20_Text"><text:span text:style-name="T16">m</text:span></text:span><text:span text:style-name="Source_20_Text"><text:span text:style-name="T64"> la longitud de la clave). Encontrando estas cadenas repetidas, suponiendo que provienen de la </text:span></text:span><text:span text:style-name="Source_20_Text"><text:span text:style-name="T65">misma</text:span></text:span><text:span text:style-name="Source_20_Text"><text:span text:style-name="T64"> cadena en claro, significa que se han cifrado con la misma parte de la clave, por lo que la distancia que las separa en el texto debe ser múltiplo de la clave. Esto se ha llevado a cabo viendo los trigramas más frecuentes, encontrando el trigrama IJG. Al observar sus apariciones en el texto y el número de letras entre ellas, vemos que todas las distancias son múltiplos de 12. Esto nos lleva a concluir que la clave </text:span></text:span><text:span text:style-name="Source_20_Text"><text:span text:style-name="T16">k</text:span></text:span><text:span text:style-name="Source_20_Text"><text:span text:style-name="T64"> es de longitud </text:span></text:span><text:span text:style-name="Source_20_Text"><text:span text:style-name="T16">m</text:span></text:span><text:span text:style-name="Source_20_Text"><text:span text:style-name="T64"> = 12. Una vez conocemos el tamaño de la clave, dividimos el texto cifrado en bloques de tamaño m = 12, por lo que el descifrado se limita a romper el esquema Cesar </text:span></text:span><text:span text:style-name="Source_20_Text"><text:span text:style-name="T66">de los bloques. Basta con un análisis de frecuencias, una explicación más detallada se encuentra en el texto 3.</text:span></text:span></text:p>
      <text:p text:style-name="P24"><text:span text:style-name="Source_20_Text"><text:span text:style-name="T66"/></text:span></text:p>
      <text:p text:style-name="P25"><text:span text:style-name="Source_20_Text"><text:span text:style-name="T67">La clave de cifrado k = ROCAMBOLESCO</text:span></text:span></text:p>
      <text:p text:style-name="P25"><text:span text:style-name="Source_20_Text"><text:span text:style-name="T67"/></text:span></text:p>
      <text:p text:style-name="P26"><text:span text:style-name="Source_20_Text"><text:span text:style-name="T68">Texto descifrado:</text:span></text:span></text:p>
      <text:p text:style-name="P26"><text:span text:style-name="Source_20_Text"><text:span text:style-name="T38">DEJAMOSENELANTERIORCAPITULOALVALEROSOVIZCAINOYALFAMOSODONQUIJOTECONLASESPADASALTASYDESNUDASENGUISADEDESCARGARDOSFURIBUNDOSFENDIENTESTALESQUESIENLLENOSEACERTABANPORLOMENOSSEDIVIDIRIANYHENDERIANDEARRIBAABAJOYABRIRIANCOMOUNAGRANADAYQUEENAQUELPUNTOTANDUDOSOPAROYQUEDODESTRONCADATANSABROSAHISTORIASINQUENOSDIESENOTICIASUAUTORDONDESEPODRIAHALLARLOQUEDEELLAFALTABACAUSOMEESTOMUCHAPESADUMBREPORQUEELGUSTODEHABERLEIDOTANPOCOSEVOLVIAENDISGUSTOSDEPENSARELMALCAMINOQUESEOFRECIAPARAHALLARLOMUCHOQUEAMIPARECERFALTABADETANSABROSOCUENTOPARECIOMECOSAIMPOSIBLEYFUERADETODABUENACOSTUMBREQUEATANBUENCABALLEROLEHUBIESEFALTADOALGUNSABIOQUETOMARAACARGOENESCRIBIRSUSNUNCAVISTASHAZAÑASCOSAQUENOFALTOANINGUNODELOSCABALLEROSANDANTESDELOSQUEDICENLASGENTESQUEVANASUSAVENTURASPORQUECADAUNODEELLOSTENIAUNOODOSSABIOSCOMODEMOLDEQUENOSOLAMENTEESCRIBIANSUSHECHOSSINOQUEPINTABANSUSMASMINIMOSPENSAMIENTOSYNIÑERIASPORMASESCONDIDASQUEFUESENYNOHABIADESERTANDESDICHADOTANBUENCABALLEROQUELEFALTASEAELLOQUESOBROAPLATIRYAOTROSSEMEJANTESYASINOPODIAINCLINARMEACREERQUETANGALLARDAHISTORIAHUBIESEQUEDADOMANCAYESTROPEADAYECHADALACULPAALAMALIGNIDADDELTIEMPODEVORADORYCONSUMIDORDETODASLASCOSASELCUALOLATENIAOCULTAOCONSUMIDAPOROTRAPARTEMEPARECIAQUEPUESENTRESUSLIBROSSEHABIANHALLADOTANMODERNOSCOMODESENGAÑODECELOSYNINFASYPASTORESDEHENARESQUETAMBIENSUHISTORIADEBIADESERMODERNAYQUEYAQUENOESTUVIESEESCRITAESTARIAENLAMEMORIADELAGENTEDESUALDEAYDELASAELLASCIRCUNVECINASESTAIMAGINACIONMETRAIACONFUSOYDESEOSODESABERREALYVERDADERAMENTETODALAVIDA...</text:span></text:span><text:span text:style-name="Source_20_Text"><text:span text:style-name="T3"> </text:span></text:span></text:p>
      <text:p text:style-name="P38"><text:soft-page-break/>Texto 2: Cifrado por sustitución</text:p>
      <text:p text:style-name="P4"><text:span text:style-name="Source_20_Text"><text:span text:style-name="T4"/></text:span></text:p>
      <text:p text:style-name="P13"><text:span text:style-name="Source_20_Text"><text:span text:style-name="T39">El siguiente texto ha sido sometido a un </text:span></text:span><text:span text:style-name="Source_20_Text"><text:span text:style-name="T22">análisis de </text:span></text:span><text:span text:style-name="Source_20_Text"><text:span text:style-name="T24">cifrado por sustitución monoalfabética, </text:span></text:span><text:span text:style-name="Source_20_Text"><text:span text:style-name="T42">donde cada letra permuta con otra distinta del abecedario, de manera </text:span></text:span><text:span text:style-name="Source_20_Text"><text:span text:style-name="T43">que cada letra es cifrada con </text:span></text:span><text:span text:style-name="Source_20_Text"><text:span text:style-name="T46">otra</text:span></text:span><text:span text:style-name="Source_20_Text"><text:span text:style-name="T43"> diferente, </text:span></text:span><text:span text:style-name="Source_20_Text"><text:span text:style-name="T45">a elección arbitraria </text:span></text:span><text:span text:style-name="Source_20_Text"><text:span text:style-name="T46">(sin repetir letras)</text:span></text:span><text:span text:style-name="Source_20_Text"><text:span text:style-name="T43">. </text:span></text:span><text:span text:style-name="Source_20_Text"><text:span text:style-name="T46">Por ende, l</text:span></text:span><text:span text:style-name="Source_20_Text"><text:span text:style-name="T42">a clave </text:span></text:span><text:span text:style-name="Source_20_Text"><text:span text:style-name="T43">de cifrado </text:span></text:span><text:span text:style-name="Source_20_Text"><text:span text:style-name="T42">es </text:span></text:span><text:span text:style-name="Source_20_Text"><text:span text:style-name="T46">una</text:span></text:span><text:span text:style-name="Source_20_Text"><text:span text:style-name="T42"> permutación de las letras de nuestro abecedario, de la forma </text:span></text:span><text:span text:style-name="Source_20_Text"><text:span text:style-name="T43">A:B, B:O, C:L … donde la letra A se codifica como una B, la letra B como una O etc. </text:span></text:span><text:span text:style-name="Source_20_Text"><text:span text:style-name="T52">Para descifrar se invierte la permutación, de forma que la permutación para descifrar el ejemplo anterior es de la forma B:A, O:B, L:C...</text:span></text:span></text:p>
      <text:p text:style-name="P13"><text:span text:style-name="Source_20_Text"><text:span text:style-name="T43"/></text:span></text:p>
      <text:p text:style-name="P16"><text:span text:style-name="Source_20_Text"><text:span text:style-name="T43">E</text:span></text:span><text:span text:style-name="Source_20_Text"><text:span text:style-name="T40">ste tipo de cifrado </text:span></text:span><text:span text:style-name="Source_20_Text"><text:span text:style-name="T43">monoalfabético </text:span></text:span><text:span text:style-name="Source_20_Text"><text:span text:style-name="T40">es vulnerable al análisis de frecuencias.</text:span></text:span></text:p>
      <text:p text:style-name="P16"><text:span text:style-name="Source_20_Text"><text:span text:style-name="T44">Un n-grama es una “</text:span></text:span><text:span text:style-name="Source_20_Text"><text:span text:style-name="T46">palabra”</text:span></text:span><text:span text:style-name="Source_20_Text"><text:span text:style-name="T44"> de longitud n </text:span></text:span><text:span text:style-name="Source_20_Text"><text:span text:style-name="T47">(secuencia de n letras)</text:span></text:span><text:span text:style-name="Source_20_Text"><text:span text:style-name="T44">, siendo los 1-grama</text:span></text:span><text:span text:style-name="Source_20_Text"><text:span text:style-name="T47">s</text:span></text:span><text:span text:style-name="Source_20_Text"><text:span text:style-name="T44"> las letras, ejemplos de 2-gramas </text:span></text:span><text:span text:style-name="Source_20_Text"><text:span text:style-name="T47">son</text:span></text:span><text:span text:style-name="Source_20_Text"><text:span text:style-name="T44"> DE, EN, ES, ejemplo de 3-grama QUE…</text:span></text:span><text:span text:style-name="Source_20_Text"><text:span text:style-name="T40"> </text:span></text:span><text:span text:style-name="Source_20_Text"><text:span text:style-name="T47">P</text:span></text:span><text:span text:style-name="Source_20_Text"><text:span text:style-name="T44">odemos obtener los</text:span></text:span><text:span text:style-name="Source_20_Text"><text:span text:style-name="T43"> n-gramas más </text:span></text:span><text:span text:style-name="Source_20_Text"><text:span text:style-name="T44">frecuentes del texto cifrado </text:span></text:span><text:span text:style-name="Source_20_Text"><text:span text:style-name="T47">y c</text:span></text:span><text:span text:style-name="Source_20_Text"><text:span text:style-name="T43">onociendo los n-gramas más </text:span></text:span><text:span text:style-name="Source_20_Text"><text:span text:style-name="T44">frecuentes</text:span></text:span><text:span text:style-name="Source_20_Text"><text:span text:style-name="T43"> del lenguaje español </text:span></text:span><text:span text:style-name="Source_20_Text"><text:span text:style-name="T47">podemos</text:span></text:span><text:span text:style-name="Source_20_Text"><text:span text:style-name="T44"> así </text:span></text:span><text:span text:style-name="Source_20_Text"><text:span text:style-name="T47">obtener </text:span></text:span><text:span text:style-name="Source_20_Text"><text:span text:style-name="T44">la sustitución o permutación de </text:span></text:span><text:span text:style-name="Source_20_Text"><text:span text:style-name="T46">esas palabras (en concreto, de cada una de sus letras)</text:span></text:span><text:span text:style-name="Source_20_Text"><text:span text:style-name="T44">.</text:span></text:span></text:p>
      <text:p text:style-name="P16"><text:span text:style-name="Source_20_Text"><text:span text:style-name="T44"/></text:span></text:p>
      <text:p text:style-name="P16"><text:span text:style-name="Source_20_Text"><text:span text:style-name="T47">Comenzamos con los 1-gramas más frecuentes, que son las letras más frecuentes. </text:span></text:span><text:span text:style-name="Source_20_Text"><text:span text:style-name="T48">Los obtenidos en orden descendente son M,W,T,U,Ñ que se corresponderían </text:span></text:span><text:span text:style-name="Source_20_Text"><text:span text:style-name="T49">siguiendo la distribución estandar de un texto en español </text:span></text:span><text:span text:style-name="Source_20_Text"><text:span text:style-name="T48">con </text:span></text:span><text:span text:style-name="Source_20_Text"><text:span text:style-name="T50">las letras</text:span></text:span><text:span text:style-name="Source_20_Text"><text:span text:style-name="T48"> E,A,O,S,R/N(muy parecidas </text:span></text:span><text:span text:style-name="Source_20_Text"><text:span text:style-name="T50">en frecuencia</text:span></text:span><text:span text:style-name="Source_20_Text"><text:span text:style-name="T48">) </text:span></text:span><text:span text:style-name="Source_20_Text"><text:span text:style-name="T50">respectivamente</text:span></text:span><text:span text:style-name="Source_20_Text"><text:span text:style-name="T48">. Con el análisis de los siguientes n-gramas se refina este resultado a M=A, W=E, T=O, U=N, Ñ = S.</text:span></text:span></text:p>
      <text:p text:style-name="P17"><text:span text:style-name="Source_20_Text"><text:span text:style-name="T48">Repetimos el proceso con los 2-gramas. En este caso, los obtenidos </text:span></text:span><text:span text:style-name="Source_20_Text"><text:span text:style-name="T49">en orden descendente </text:span></text:span><text:span text:style-name="Source_20_Text"><text:span text:style-name="T48">fueron YW, </text:span></text:span><text:span text:style-name="Source_20_Text"><text:span text:style-name="T49">WS, SM, TÑ, WÑ que, con el conocimiento de las </text:span></text:span><text:span text:style-name="Source_20_Text"><text:span text:style-name="T50">letras del análisis anterior, y junto con los 2-gramas más frecuentes del español, podemos asociarlos con las palabras DE, EL, LA, OS, ES obteniendo Y=D, S=L.</text:span></text:span></text:p>
      <text:p text:style-name="P18"><text:span text:style-name="Source_20_Text"><text:span text:style-name="T50">Los 3-gramas más frecuentes obtenidos son PZW, ETU, YWS, WSM, MYW que igual que en el apartado anterior asociamos con las palabras QUE, CON, DEL, ELA, ADE obteniendo P=Q, Z=U, E=C.</text:span></text:span></text:p>
      <text:p text:style-name="P18"><text:span text:style-name="Source_20_Text"><text:span text:style-name="T50">Los 4-gramas más frecuentes obtenidos son YWSM, MUYT, WÑYW, LMJI, EITU que se corresponden con las palabras DELA, ANDO, ESDE, HABI, CION.</text:span></text:span></text:p>
      <text:p text:style-name="P18"><text:span text:style-name="Source_20_Text"><text:span text:style-name="T50"/></text:span></text:p>
      <text:p text:style-name="P19"><text:span text:style-name="Source_20_Text"><text:span text:style-name="T47">Es importante mencionar un problema del análisis de frecuencias como lo es que, al analizar n-gramas de mayor tamaño, es posible que los n-gramas más frecuentes sean aquellos compuestos por varios n-gramas de menor tamaño que son muy frecuentes. Esto se ejemplifica con algunos de los 4-gramas más frecuentes obtenidos como WÑYW = ESDE y YWSM = DELA, que en vez de ser algunas de las palabras de longitud 4 más frecuentes del español son composiciones de 2 palabras muy frecuentes del español como ES, DE o LA. </text:span></text:span><text:span text:style-name="Source_20_Text"><text:span text:style-name="T53">Esto ocurre porque en el texto cifrado no hay espacios.</text:span></text:span><text:span text:style-name="Source_20_Text"><text:span text:style-name="T47"> Podríamos optimizar el análisis de n-gramas para descartar estos casos.</text:span></text:span></text:p>
      <text:p text:style-name="P18"><text:span text:style-name="Source_20_Text"><text:span text:style-name="T50"/></text:span></text:p>
      <text:p text:style-name="P18"><text:span text:style-name="Source_20_Text"><text:span text:style-name="T50">Continuando con este proceso, analizando otros n-gramas y no solo los 5 más frecuentes, cuadrando un poco las frecuencias de nuestro texto cifrado con las que debería seguir un texto en español y, probando a permutar entre las últimas letras </text:span></text:span><text:span text:style-name="Source_20_Text"><text:span text:style-name="T51">sin descifrar</text:span></text:span><text:span text:style-name="Source_20_Text"><text:span text:style-name="T50"> (recordemos que, al no poder repetir letras, cuando faltan por ejemplo 3 letras, solo hay </text:span></text:span><text:span text:style-name="Source_20_Text"><text:span text:style-name="T51">3!=6 posibles combinaciones), obtenemos la permutación de todas las letras, resultando en el siguiente texto descifrado.</text:span></text:span></text:p>
      <text:p text:style-name="P18"><text:soft-page-break/><text:span text:style-name="Source_20_Text"><text:span text:style-name="T51"/></text:span></text:p>
      <text:p text:style-name="P19"><text:span text:style-name="Source_20_Text"><text:span text:style-name="T51">Texto descifrado:</text:span></text:span></text:p>
      <text:p text:style-name="P20"><text:span text:style-name="Source_20_Text"><text:span text:style-name="T36">ELMATRIMONIOESTUVOAPUNTODEACABARSEALOSDOSMESESPORQUEAURELIANOSEGUNDOTRATANDODEDESAGRAVIARAPETRACOTESLEHIZOTOMARUNRETRATOVESTIDADEREINADEMADAGASCARCUANDOFERNANDALOSUPOVOLVIOAHACERSUSBAULESDERECIENCASADAYSEMARCHODEMACONDOSINDESPEDIRSEAURELIANOSEGUNDOLAALCANZOENELCAMINODELACIENAGAALCABODEMUCHASSUPLICASYPROPOSITOSDEENMIENDALOGROLLEVARLADEREGRESOALACASAYABANDONOALACONCUBINAPETRACOTESCONSCIENTEDESUFUERZANODIOMUESTRASDEPREOCUPACIONELLALOHABIAHECHOHOMBRESIENDOTODAVIAUNNIWOLOSACODELCUARTODEMELQUIADESCONLACABEZALLENADEIDEASFANTASTICASYSINNINGUNCONTACTOCONLAREALIDADYLEDIOUNLUGARENELMUNDOLANATURALEZALOHABIAHECHORESERVADOYESQUIVOCONTENDENCIASALAMEDITACIONSOLITARIAYELLALEHABIAMOLDEADOELCARACTEROPUESTOVITALEXPANSIVODESABROCHADOYLEHABIAINFUNDIDOELJUBILODEVIVIRYELPLACERDELAPARRANDAYELDESPILFARROHASTACONVERTIRLOPORDENTROYPORFUERAENELHOMBRECONQUEHABIASOWADOPARAELLADESDELAADOLESCENCIASEHABIACASADOPUESCOMOTARDEOTEMPRANOSECASANLOSHIJOSELNOSEATREVIOAANTICIPARLELANOTICIAASUMIOUNAACTITUDTANINFANTILFRENTEALASITUACIONQUEFINGIAFALSOSRENCORESYRESENTIMIENTOSIMAGINARIOSBUSCANDOELMODODEQUEFUERAPETRACOTESQUIENPROVOCARALARUPTURAUNDIAENQUEAURELIANOSEGUNDOLEHIZOUNREPROCHEINJUSTOELLAELUDIOLATRAMPAYPUSOLASCOSASENSUPUESTOLOQUEPASADIJOESQUETEQUIERESCASARCONLAREINAAURELIANOSEGUNDOAVERGONZADOFINGIOUNCOLAPSODECOLERASEDECLAROINCOMPRENDIDOYULTRAJADOYNOVOLVIOAVISITARLAPETRACOTESSINPERDERUNSOLOINSTANTESUMAGNIFICODOMINIODEFIERAENREPOSOOYOLAMUSICAYLOSCOHETESDELABODAELALOCADOBULLICIODELAPARRANDAPUBLICACOMOSITODOESONOFUERAMASQUEUNANUEVATRAVESURADEAURELIANOSEGUNDOAQUIENESSECOMPADECIERONDESUSUERTELOSTRANQUILIZOCONUNASONRISANOSEPREOCUPENLESDIJOAMILASREINASMEHACENLOSMANDADOSAUNAVECINAQUELELLEVOVELASCOMPUESTASPARAQUEALUMBRARACONELLASELRETRATODELAMANTEPERDIDOLEDIJOCONUNASEGURIDADENIGMATICALAUNICAVELAQUELOHARAVENIRESTASIEMPREENCENDIDATALCOMOELLALOHABIAPREVISTOAURELIANOSEGUNDOVOLVIOASUCASATANPRONTOCOMOPASOLALUNADEMIELLLEVOASUSAMIGOTESDESIEMPREUNFOTOGRAFOAMBULANTEYELTRAJEYLACAPADEARMIWOSUCIADESANGREQUEFERNANDAHABIAUSADOENELCARNAVALALCALORDELAPARRANDAQUESEPRENDIOESATARDEHIZOVESTIRDEREINAAPETRACOTESLACORONOSOBERANAABSOLUTAYVITALICIADEMADAGASCARYREPARTIOCOPIASDELRETRATOENTRESUSAMIGOSELLANOSOLOSEPRESTOALJUEGOSINOQUESECOMPADECIOINTIMAMENTEDEELPENSANDOQUEDEBIAESTARMUYASUSTADOCUANDOCONCIBIOAQUELEXTRAVAGANTERECURSODERECONCILIACIONALASSIETEDELANOCHETODAVIAVESTIDADEREINALORECIBIOENLACAMATENIAAPENASDOSMESESDECASADOPEROELLASEDIOCUENTAENSEGUIDADEQUELASCOSASNOANDABANBIENENELLECHONUPCIALYEXPERIMENTOELDELICIOSOPLACERDELAVENGANZACONSUMADADOSDIASDESPUESSINEMBARGOCUANDOELNOSEATREVIOAVOLVERSINOQUEMANDOUNINTERMEDIARIOPARAQUEARREGLARALOSTERMINOSDELASEPARACIONELLACOMPRENDIOQUEIBAANECESITARMASPACIENCIADELAPREVISTAPORQUEELPARECIADISPUESTOASACRIFICARSEPORLASAPARIENCIASTAMPOCOENTONCESSEALTEROVOLVIOAFACILITARLASCOSASCONUNASUMISIONQUECONFIRMOLACREENCIAGENERALIZADADEQUEERAUNAPOBREMUJERYELUNICORECUERDOQUECONSERVODEAURELIANOSEGUNDOFUEUNPARDEBOTINESDECHAROLQUESEGUNELMISMOHABIADICHOERANLOSQUEQUERIALLEVARPUESTOSENELATAUDLOSGUARDOENVUELTOSENTRAPOSENELFONDODEUNBAULYSEPREPAROPARAAPACENTARUNAESPERASINDESESPERACIONTARDEOTEMPRANOTIENEQUEVENIRSEDIJOAUNQUESOLOSEAAPONERSEESTOSBOTINESNOTUVOQUEESPERARTANTOCOMOSUPONIAENREALIDADAURELIANOSEGUNDOCOMPRENDIODESDELANOCHEDEBODASQUEVOLVERIAACASADEPETRACOTESMUCHOANTESDEQUETUVIERANECESIDADDEPONERSELOSBOTINESDECHAROLFERNANDAERAUNAMUJERPERDIDAPARAELMUNDOHABIANACIDOYCRECIDOAMILKILOMETROSDELMARENUNACIUDADLUGUBREPORCUYASCALLEJUELASDEPIEDRATRAQUETEABANTODAVIAENNOCHESDEESPANTOSLASCARROZASDELOSVIRREYESTREINTAYDOSCAMPANARIOS</text:span></text:span><text:span text:style-name="Source_20_Text"><text:span text:style-name="T37">...</text:span></text:span></text:p>
      <text:p text:style-name="P15"><text:span text:style-name="Source_20_Text"><text:span text:style-name="T40"/></text:span></text:p>
      <text:p text:style-name="P37">Texto 3: <text:span text:style-name="T91">Cifrado de Cesar</text:span></text:p>
      <text:p text:style-name="P5"><text:span text:style-name="Source_20_Text"><text:span text:style-name="T4"/></text:span></text:p>
      <text:p text:style-name="P9"><text:span text:style-name="Source_20_Text"><text:span text:style-name="T22">Para descifrar este texto hemos aplicado un análisis de </text:span></text:span><text:span text:style-name="Source_20_Text"><text:span text:style-name="T32">des</text:span></text:span><text:span text:style-name="Source_20_Text"><text:span text:style-name="T24">cifrado por sustitución monoalfabética, siguiendo el esquema del criptosistema de Cesar. Se trata de un cifrado por traslación donde cada una de las </text:span></text:span><text:span text:style-name="Source_20_Text"><text:span text:style-name="T6">m</text:span></text:span><text:span text:style-name="Source_20_Text"><text:span text:style-name="T24"> letras del abecedario se codifica como un número entre 0 y </text:span></text:span><text:span text:style-name="Source_20_Text"><text:span text:style-name="T6">m</text:span></text:span><text:span text:style-name="Source_20_Text"><text:span text:style-name="T24">-1 (nuestro alfabeto es de tamaño </text:span></text:span><text:span text:style-name="Source_20_Text"><text:span text:style-name="T6">m</text:span></text:span><text:span text:style-name="Source_20_Text"><text:span text:style-name="T24">=27, Z</text:span></text:span><text:span text:style-name="Source_20_Text"><text:span text:style-name="T88">27</text:span></text:span><text:span text:style-name="Source_20_Text"><text:span text:style-name="T24">). El cifrado consiste en establecer una clave </text:span></text:span><text:span text:style-name="Source_20_Text"><text:span text:style-name="T6">k</text:span></text:span><text:span text:style-name="Source_20_Text"><text:span text:style-name="T24"> entre 0 y </text:span></text:span><text:span text:style-name="Source_20_Text"><text:span text:style-name="T6">m</text:span></text:span><text:span text:style-name="Source_20_Text"><text:span text:style-name="T24">-1 </text:span></text:span><text:span text:style-name="Source_20_Text"><text:span text:style-name="T25">y sumar este valor a cara carácter del mensaje. Esto resulta en la función de cifrado E</text:span></text:span><text:span text:style-name="Source_20_Text"><text:span text:style-name="T89">k</text:span></text:span><text:span text:style-name="Source_20_Text"><text:span text:style-name="T25">[</text:span></text:span><text:span text:style-name="Source_20_Text"><text:span text:style-name="T7">m</text:span></text:span><text:span text:style-name="Source_20_Text"><text:span text:style-name="T25">] = </text:span></text:span><text:span text:style-name="Source_20_Text"><text:span text:style-name="T7">m</text:span></text:span><text:span text:style-name="Source_20_Text"><text:span text:style-name="T25"> + </text:span></text:span><text:span text:style-name="Source_20_Text"><text:span text:style-name="T7">k</text:span></text:span><text:span text:style-name="Source_20_Text"><text:span text:style-name="T25">.</text:span></text:span><text:span text:style-name="Source_20_Text"><text:span text:style-name="T26"> Resulta absurdo probar a cifrar con</text:span></text:span><text:span text:style-name="Source_20_Text"><text:span text:style-name="T24"> una clave </text:span></text:span><text:span text:style-name="Source_20_Text"><text:span text:style-name="T6">k’</text:span></text:span><text:span text:style-name="Source_20_Text"><text:span text:style-name="T24"> &gt;= </text:span></text:span><text:span text:style-name="Source_20_Text"><text:span text:style-name="T6">m</text:span></text:span><text:span text:style-name="Source_20_Text"><text:span text:style-name="T24"> </text:span></text:span><text:span text:style-name="Source_20_Text"><text:span text:style-name="T26">pues </text:span></text:span><text:span text:style-name="Source_20_Text"><text:span text:style-name="T24">causaría el mismo texto cifrado que con la clave </text:span></text:span><text:span text:style-name="Source_20_Text"><text:span text:style-name="T6">k</text:span></text:span><text:span text:style-name="Source_20_Text"><text:span text:style-name="T24"> = </text:span></text:span><text:span text:style-name="Source_20_Text"><text:span text:style-name="T6">k’</text:span></text:span><text:span text:style-name="Source_20_Text"><text:span text:style-name="T24"> % </text:span></text:span><text:span text:style-name="Source_20_Text"><text:span text:style-name="T6">m</text:span></text:span><text:span text:style-name="Source_20_Text"><text:span text:style-name="T25">.</text:span></text:span></text:p>
      <text:p text:style-name="P9"><text:span text:style-name="Source_20_Text"><text:span text:style-name="T25"/></text:span></text:p>
      <text:p text:style-name="P10"><text:span text:style-name="Source_20_Text"><text:span text:style-name="T25">La </text:span></text:span><text:span text:style-name="Source_20_Text"><text:span text:style-name="T26">función de descifrado es D</text:span></text:span><text:span text:style-name="Source_20_Text"><text:span text:style-name="T90">k</text:span></text:span><text:span text:style-name="Source_20_Text"><text:span text:style-name="T26">[</text:span></text:span><text:span text:style-name="Source_20_Text"><text:span text:style-name="T8">c</text:span></text:span><text:span text:style-name="Source_20_Text"><text:span text:style-name="T26">] = </text:span></text:span><text:span text:style-name="Source_20_Text"><text:span text:style-name="T8">c </text:span></text:span><text:span text:style-name="Source_20_Text"><text:span text:style-name="T27">– </text:span></text:span><text:span text:style-name="Source_20_Text"><text:span text:style-name="T8">k</text:span></text:span><text:span text:style-name="Source_20_Text"><text:span text:style-name="T26">. Puesto que los posibles valores que puede tomar la clave son ínfimos (problema del cifrado monoalfabético), </text:span></text:span><text:span text:style-name="Source_20_Text"><text:span text:style-name="T31">podemos aplicar un ataque por fuerza bruta, probando los 27 posibles valores de la clave y aplicando la función de descifrado, observando los supuestos textos descifrados hasta dar con aquel que produce un texto legíble. En este caso, nuestro texto descifrado ha sido producido con un valor de clave k = 10.</text:span></text:span></text:p>
      <text:p text:style-name="P10"><text:soft-page-break/><text:span text:style-name="Source_20_Text"><text:span text:style-name="T31"/></text:span></text:p>
      <text:p text:style-name="P14"><text:span text:style-name="Source_20_Text"><text:span text:style-name="T40">Cabe destacar que este tipo de cifrado es vulnerable al análisis de frecuencias. La letra con mayor frecuencia en un texto en </text:span></text:span><text:span text:style-name="Source_20_Text"><text:span text:style-name="T43">español</text:span></text:span><text:span text:style-name="Source_20_Text"><text:span text:style-name="T40"> es la "E", codificada como 4. Si obtenemos la lista de apariciones de cada letra en el texto cifrado observamos que la que más aparece es la “</text:span></text:span><text:span text:style-name="Source_20_Text"><text:span text:style-name="T41">Ñ” codificada como 14. Luego, por análisis de frecuencias, parece ser que la “E” se ha codificado como la “Ñ”, lo que implica un valor de clave de:</text:span></text:span></text:p>
      <text:p text:style-name="P14"><text:span text:style-name="Source_20_Text"><text:span text:style-name="T41">k = “Ñ”-“E” = 14-4 = 10</text:span></text:span></text:p>
      <text:p text:style-name="P10"/>
      <text:p text:style-name="P11"><text:span text:style-name="Source_20_Text"><text:span text:style-name="T31">Texto descifrado:</text:span></text:span></text:p>
      <text:p text:style-name="P12"><text:span text:style-name="Source_20_Text"><text:span text:style-name="T35">CADADOCEDEFEBREROSECONMEMORAELDIAINTERNACIONALCONTRAELUSODENIÑOSSOLDADOACTUALMENTESECALCULAQUEHAYUNOSTRESCIENTOSMILNIÑOSYNIÑASSOLDADOENLOSCONFLICTOSARMADOSENTODOELMUNDONIÑOSYNIÑASQUESEVENABOCADOSAVIVIRLAGUERRADEVERDADCONVIRTIENDOSEENCOMBATIENTESINVOLUNTARIOSMUCHOSDEESTOSNIÑOSESTANDIRECTAMENTEENLALINEADECOMBATEYOTROSSONOBLIGADOSAEJERCERCOMOCOCINEROSMENSAJEROSESCLAVASSEXUALESPARAREALIZARATAQUESSUICIDASDURANTEELTIEMPOENELQUEESTOSNIÑOSESTANVINCULADOSALASFUERZASYGRUPOSARMADOSSONTESTIGOSYVICTIMASDETERRIBLESACTOSDEVIOLENCIAEINCLUSOSONOBLIGADOSAEJERCERLALOSTRAUMASEMOCIONALESQUEESTOLESPUEDEPROVOCARSONDIFICILESDESUPERARALGUNOSSONSECUESTRADOSAOTROSLAPOBREZALOSMALOSTRATOSLAPRESIONDELASOCIEDADOELDESEODEVENGARSEDELAVIOLENCIACONTRAELLOSOSUSFAMILIASLESLLEVANAUNIRSEAGRUPOSARMADOSYEMPUÑARUNARMASONVICTIMASINOCENTESDELASATROCIDADESDELAGUERRAPARAELLOSELREGRESOASUVIDAYLARECUPERACIONDESUINFANCIAESTANDIFICILQUEPUEDEPARECERCASIIMPOSIBLEENLOSULTIMOSAÑOSLASGUERRASCADAVEZSONMASBRUTALESYMASLARGASALGUNASESTANENLOSMEDIOSDECOMUNICACIONDEFORMAMASOMENOSESTABLECOMOSIRIAUNCONFLICTOQUESEPROLONGADESDEHACECASISIETEAÑOSPEROOTRASSONINVISIBLESPARALAMAYORIADENOSOTROSCOMOYEMENSUDANDELSURREPUBLICACENTROAFRICANANIGERIAYMUCHASOTRASCONTANSOLOAÑOSJOHNNOMBREFICTICIOPARAPROTEGERSUIDENTIDADHASUFRIDOSITUACIONESQUENADIEDEBERIAVIVIRNUNCACOMOPERDERASUSPADRESPORLAGUERRAOVERCOMOMATABANASUSAMIGOSDELANTESUYOSINMEDIOSPARASUBSISTIRUNGRUPOARMADODESUDANDELSURLEOFRECIOCOMIDAYUNLUGARDONDEDORMIRNOQUIEROVOLVERASERUNNIÑOSOLDADOPORQUEALLINOHAYCOMIDANIESCUELANOHAYNADARECIBIUNDISPAROENLAPIERNAYNADIEMEAYUDABANOSCUENTAJOHNLASPEORESCONSECUENCIASDELUSODENIÑOSSOLDADOSECUELASFISICASPUEDENSERCAUSADASPORLAPROPIABATALLAOSERFRUTODELASTORTURASYABUSOSPORPARTEDESUSJEFESMUCHOSNIÑOSSONMUTILADOSSUFRENDESNUTRICIONOINCLUSOENFERMEDADESDETRANSMISIONSEXUALENELCASODELASNIÑASMUCHASSEQUEDANEMBARAZADASPORABUSOSSEXUALESTRAUMASEMOCIONALESELHECHODEHABERPRESENCIADOACTOSDEVIOLENCIATERRIBLESOTENERQUECOMETERLOSDIRECTAMENTELESPUEDEATORMENTARSINOSELESDAAPOYOPSICOLOGICOMUCHASVECESELPRIMERACTOQUELESOBLIGANACOMETERESMATARASUSPROPIOSPADRESPARAROMPERELVINCULOFAMILIARLADIFICULTADDESALIRDELAESPIRALDEVIOLENCIAYVOLVERACASAPORQUEPASANENELGRUPOOFUERZAARMADALOSAÑOSENLOSQUEDESARROLLANSUPERSONALIDADYAPRENDENACONVIVIRENUNENTORNOJERARQUICOYDEVIOLENCIAPORQUENOSABENDONDEESTASUFAMILIAYCOMUNIDADYCUANDOPORFINSEENCUENTRANAVECESLAFAMILIALOSRECHAZAPORSUPASADOYAQUETIENENMIEDOAQUELOSATAQUENONOACEPTANALASNIÑASCUANDOVUELVENCONHIJOSQUEHANTENIDODURANTESUAUSENCIAPORQUENOHANPODIDOIRALAESCUELAYESTOHACEQUESUSOPORTUNIDADESDEUNFUTUROMEJORSEREDUZCANENORMEMENTE</text:span></text:span></text:p>
      <text:p text:style-name="P5"><text:span text:style-name="Source_20_Text"><text:span text:style-name="T4"/></text:span></text:p>
      <text:p text:style-name="P37">Texto 4: <text:span text:style-name="T92">Cifrado de transposición</text:span></text:p>
      <text:p text:style-name="P6"><text:span text:style-name="Source_20_Text"><text:span text:style-name="T4"/></text:span></text:p>
      <text:p text:style-name="P20"><text:span text:style-name="Source_20_Text"><text:span text:style-name="T52">El último texto a descifrar presenta un cifrado por transposición. </text:span></text:span><text:span text:style-name="Source_20_Text"><text:span text:style-name="T53">En este tipo de cifrado se elige como clave un valor </text:span></text:span><text:span text:style-name="Source_20_Text"><text:span text:style-name="T10">n</text:span></text:span><text:span text:style-name="Source_20_Text"><text:span text:style-name="T53"> y se recorre el texto de </text:span></text:span><text:span text:style-name="Source_20_Text"><text:span text:style-name="T10">n</text:span></text:span><text:span text:style-name="Source_20_Text"><text:span text:style-name="T53"> en </text:span></text:span><text:span text:style-name="Source_20_Text"><text:span text:style-name="T10">n</text:span></text:span><text:span text:style-name="Source_20_Text"><text:span text:style-name="T53">, comenzando en la primera posición o letra. Al llegar al final </text:span></text:span><text:span text:style-name="Source_20_Text"><text:span text:style-name="T54">del texto</text:span></text:span><text:span text:style-name="Source_20_Text"><text:span text:style-name="T53">, comienza en la segunda posición y repite el proceso, </text:span></text:span><text:span text:style-name="Source_20_Text"><text:span text:style-name="T54">así</text:span></text:span><text:span text:style-name="Source_20_Text"><text:span text:style-name="T53"> hasta su última repetición que comienza en la posición </text:span></text:span><text:span text:style-name="Source_20_Text"><text:span text:style-name="T10">n </text:span></text:span><text:span text:style-name="Source_20_Text"><text:span text:style-name="T53">-1.</text:span></text:span></text:p>
      <text:p text:style-name="P20"><text:span text:style-name="Source_20_Text"><text:span text:style-name="T53"/></text:span></text:p>
      <text:p text:style-name="P49">Esquema:</text:p>
      <text:p text:style-name="P50">1º Frecuencias para poder descartar vigenere (frecuencias muy igualadas), y el cifrado de Cesar (frecuencias=abecedario movidas x posiciones).</text:p>
      <text:p text:style-name="P50">2º Ngramas repetidos de 3, para comprobar si puede ser sustitución. Improbable porque salen ngramas que no tienen sentido sustituirlos, como (['AAE', 'EEE', 'EAE', 'AES', 'OAA'], [19, 25, 19, 17, 15]).</text:p>
      <text:p text:style-name="P51"/>
      <text:p text:style-name="P55"><text:soft-page-break/>3º Como podemos que puede ser transposición, probamos un bucle que nos saque las ocurrencias de QUE de n en n, donde n toma el valor del bucle (1, len(txt_cifrado)). Y dentro del bucle, ponemos la condición de si encuentra &gt;=5 ocurrencias, imprima el valor de n.</text:p>
      <text:p text:style-name="P50">4º Sacamos que n=31, ahora probamos len(txt_cifr)/n=217,... ; luego para ver si tiene sentido, dividimos cadena entre 217 (o 218), y vemos que tiene sentido gran parte del texto pero está desordenado.</text:p>
      <text:p text:style-name="P50"/>
      <text:p text:style-name="P50">5º Descifrar guardando bloques de n=31 con un bucle, y la función siguiente.</text:p>
      <text:p text:style-name="P46"/>
      <text:p text:style-name="P46">Texto descifrado:</text:p>
      <text:p text:style-name="P47">TODASLASCOSASSERCRIADASAMANERADECONTIENDAOBATALLADICEAQUELGRANSABIOHERACLITOENESTEMODOOMNIASECUNDUMLITEMFIUNTSENTENCIAAMIVERDIGNADEPERPETUAYRECORDABLEMEMORIAYCOMOSEACIERTOQUETODAPALABRADELHOMBREESCIENTEESTAPREÑADADEESTASEPUEDEDECIRQUEDEMUYHINCHADAYLLENAQUIEREREVENTARECHANDODESITANCRECIDOSRAMOSYHOJASQUEDELMENORPIMPOLLOSESACARIAHARTOFRUTOENTREPERSONASDISCRETASPEROCOMOMIPOBRESABERNOBASTEAMASDEROERSUSSECASCORTEZASDELOSDICHOSDEAQUELLOSQUEPORCLARORDESUSINGENIOSMERECIERONSERAPROBADOSCONLOPOCOQUEDEALLIALCANZARESATISFAREALPROPOSITODEESTEPERBREVEPROLOGOHALLEESTASENTENCIACORROBORADAPORAQUELGRANORADORYPOETALAUREADOFRANCISCOPETRARCADICIENDOSINELITEATQUEOFENSIONENIHILGENUITNATURAPARENSSINLIDYOFENSIONNINGUNACOSAENGENDROLANATURAMADREDETODODICEMASADELANTESICESTENIMETSICPROPEMODUMUNIVERSATESTANTURRAPIDOSTELLOBVIANTFIRMAMENTOCONTRARIAINUICEMELEMENTACONFLIGUNTTERRTREMUNTMARIAFLUCTUANTAERCUATITURCREPANTFLAMMBELLUMIMMORTALEVENTIGERUNTTEMPORATEMPORIBUSCONCERTANTSECUMSINGULANOBISCUMOMNIAQUEQUIEREDECIRENVERDADASIESYASITODASLASCOSASDEESTODANTESTIMONIOLASESTRELLASSEENCUENTRANENELARREBATADOFIRMAMENTODELCIELOLOSADVERSOSELEMENTOSUNOSCONOTROSROMPENPELEATREMENLASTIERRASONDEANLOSMARESELAIRESESACUDESUENANLASLLAMASLOSVIENTOSENTRESITRAENPERPETUAGUERRALOSTIEMPOSCONTIEMPOSCONTIENDENYLITIGANENTRESIUNOAUNOYTODOSCONTRANOSOTROSELVERANOVEMOSQUENOSAQUEJACONCALORDEMASIADOELINVIERNOCONFRIOYASPEREZAASIQUEESTONOSPARECEREVOLUCIONTEMPORALESTOCONQUENOSSOSTENEMOSESTOCONQUENOSCRIAMOSYVIVIMOSSICOMIENZAAENSOBERBECERSEMASDELOACOSTUMBRADONOESSINOGUERRAYCUANTOSEHADETEMERMANIFIESTASEPORLOSGRANDESTERREMOTOSYTORBELLINOSPORLOSNAUFRAGIOSYINCENDIOSASICELESTIALESCOMOTERRENALESPORLAFUERZADELOSAGUADUCHOSPORAQUELBRAMARDETRUENOSPORAQUELTEMEROSOIMPETUDERAYOSAQUELLOSCURSOSYRECURSOSDELASNUBESDECUYOSABIERTOSMOVIMIENTOSPARASABERLASECRETACAUSADEQUEPROCEDENNOESMENORLADISENSIONDELOSFILOSOFOSENLASESCUELASQUEDELASONDASENLAMARPUESENTRELOSANIMALESNINGUNGENEROCARECEDEGUERRAPECESFIERASAVESSERPIENTESDELOCUALTODOUNAESPECIEAOTRAPERSIGUEELLEONALLOBOELLOBOLACABRAELPERROLALIEBREYSINOPARECIESECONSEJADETRASELFUEGOYOLLEGARIAMASALCABOESTACUENTAELELEFANTEANIMALTANPODEROSOYFUERTESEESPANTAYHUYEDELAVISTADEUNSUCIORATONYAUNDESOLOOIRLETOMAGRANTEMORENTRELASSERPIENTESELBASILISCOCRIOLANATURATANPONZOÑOSOYCONQUISTADORDETODASLASOTRASQUECONSUSILBOLASASOMBRAYCONSUVENIDALASAHUYENTAYESPARCECONSUVISTALASMATA...</text:p>
      <text:p text:style-name="P45"/>
      <text:p text:style-name="P53">Texto 5 (Extra de telegram): Cifrado de Vigenère</text:p>
      <text:p text:style-name="P52"/>
      <text:p text:style-name="P48">Hemos seguido los mismos pasos que en el primer texto, y hemos obtenido que la clave era de longitud 5. Por lo que mediante el análisis de las frecuencias, hemos llegado a sacar que la clave usada para el cifrado era: k = CLAVE.</text:p>
      <text:p text:style-name="P48">Texto descifrado:</text:p>
      <text:p text:style-name="P54">QUERIDOSOYENTESBIENVENIDOSUNASEMANAMASAENTREVISTAALAVISTANUESTRAINVITADADEHOYESTAMARASAGASTAUNAMUJERQUEASEGURAHABLARUSANDOUNICAMENTELAVOCALAESCORRECTOTAMARAAJABIENCOMENCEMOSCONUNASPREGUNTASSENCILLASPARACONOCERLAUNPOCOMEJORYCOMPROBARSIESCIERTOESOQUEDICELEPARECEALACARGACUALESSUNOMBRECOMPLETOANATAMARASAGASTACAŅADAESTADOCIVILCASADAPROFESIONAZAFATAENQUEPUEBLOOCIUDADVIVECASAFRANCANOLOCONOZCOAQUEPROVINCIAPERTENECEASALAMANCAMEDIRIAELNOMBREDELACALLESANTABARBARACUALESSUCOLORFAVORITONARANJASUPELICULAPREFERIDACASABLANCAYALGUNAMASMODERNACAZAFANTASMASESAESDELOSOCHENTAUNAMASRECIENTEPORFAVORAVATARVAYAPARECEQUEVIENEBIENPREPARADAPEROESTOYDISPUESTOALOGRARQUEDIGAALGUNAVOCALQUENOSEALAAFRACASARASLEAPUESTOCINCUENTAEUROSAQUELOCONSIGOVAARRANCAVAMOSALLAPROGRAMADETELEVISIONFAVORITOPASAPALABRAYALGUNOQUENOSOPORTELASCAMPANADASVAYAMAMARRACHADAQUEPAISESLEGUSTARIAVISITARMADAGASCARPANAMACANADAMALTABAHAMASDONDEVERANEAMATALASCAŅASQUECASUALIDADYOTAMBIENCARAMBAYQUESUELEHACERALLIBAJARALAPLAYACADAMAŅANAPARANADARABRAZAHASTAACABARCANSADATODOSLOSDIASARAJATABLA...</text:p>
      <text:p text:style-name="P44"/>
      <text:p text:style-name="P33"><text:soft-page-break/><text:span text:style-name="T74">A</text:span><text:span text:style-name="T75">nex</text:span><text:span text:style-name="T79">o</text:span></text:p>
      <text:p text:style-name="P39">Func<text:span text:style-name="T94">iones</text:span>.py</text:p>
      <text:p text:style-name="P56"><text:span text:style-name="Source_20_Text"><text:span text:style-name="T34">import time</text:span></text:span></text:p>
      <text:p text:style-name="P56"><text:span text:style-name="Source_20_Text"><text:span text:style-name="T34">import base64</text:span></text:span></text:p>
      <text:p text:style-name="P56"><text:span text:style-name="Source_20_Text"><text:span text:style-name="T34"/></text:span></text:p>
      <text:p text:style-name="P56"><text:span text:style-name="Source_20_Text"><text:span text:style-name="T34">#Dado un texto (string) solo con mayusculas lo transforma en una lista de números (A-0,...,Z-26). Por un espacio añade un -1</text:span></text:span></text:p>
      <text:p text:style-name="P56"><text:span text:style-name="Source_20_Text"><text:span text:style-name="T34">def cadenatolista(cadena):</text:span></text:span></text:p>
      <text:p text:style-name="P56"><text:span text:style-name="Source_20_Text"><text:span text:style-name="T34"><text:s text:c="4"/>l = []</text:span></text:span></text:p>
      <text:p text:style-name="P56"><text:span text:style-name="Source_20_Text"><text:span text:style-name="T34"><text:s text:c="4"/>for s in cadena:</text:span></text:span></text:p>
      <text:p text:style-name="P56"><text:span text:style-name="Source_20_Text"><text:span text:style-name="T34"><text:s text:c="8"/>x = ord(s)</text:span></text:span></text:p>
      <text:p text:style-name="P56"><text:span text:style-name="Source_20_Text"><text:span text:style-name="T34"><text:s text:c="8"/>if x == 32:</text:span></text:span></text:p>
      <text:p text:style-name="P56"><text:span text:style-name="Source_20_Text"><text:span text:style-name="T34"><text:s text:c="12"/>l.append(-1)</text:span></text:span></text:p>
      <text:p text:style-name="P56"><text:span text:style-name="Source_20_Text"><text:span text:style-name="T34"><text:s text:c="8"/>elif x &lt; 79:</text:span></text:span></text:p>
      <text:p text:style-name="P56"><text:span text:style-name="Source_20_Text"><text:span text:style-name="T34"><text:s text:c="12"/>l.append(x-65)</text:span></text:span></text:p>
      <text:p text:style-name="P56"><text:span text:style-name="Source_20_Text"><text:span text:style-name="T34"><text:s text:c="8"/>elif x == 209:</text:span></text:span></text:p>
      <text:p text:style-name="P56"><text:span text:style-name="Source_20_Text"><text:span text:style-name="T34"><text:s text:c="12"/>l.append(14)</text:span></text:span></text:p>
      <text:p text:style-name="P56"><text:span text:style-name="Source_20_Text"><text:span text:style-name="T34"><text:s text:c="8"/>else:</text:span></text:span></text:p>
      <text:p text:style-name="P56"><text:span text:style-name="Source_20_Text"><text:span text:style-name="T34"><text:s text:c="12"/>l.append(x-64)</text:span></text:span></text:p>
      <text:p text:style-name="P56"><text:span text:style-name="Source_20_Text"><text:span text:style-name="T34"><text:s text:c="4"/>return l</text:span></text:span></text:p>
      <text:p text:style-name="P56"><text:span text:style-name="Source_20_Text"><text:span text:style-name="T34"/></text:span></text:p>
      <text:p text:style-name="P56"><text:span text:style-name="Source_20_Text"><text:span text:style-name="T34">#Inverso del anterior. Una lista de números (0--26) lo transforma en un string con mayúsculas</text:span></text:span></text:p>
      <text:p text:style-name="P56"><text:span text:style-name="Source_20_Text"><text:span text:style-name="T34">def listatocadena(l):</text:span></text:span></text:p>
      <text:p text:style-name="P56"><text:span text:style-name="Source_20_Text"><text:span text:style-name="T34"><text:s text:c="4"/>s = ''</text:span></text:span></text:p>
      <text:p text:style-name="P56"><text:span text:style-name="Source_20_Text"><text:span text:style-name="T34"><text:s text:c="4"/>for x in l:</text:span></text:span></text:p>
      <text:p text:style-name="P56"><text:span text:style-name="Source_20_Text"><text:span text:style-name="T34"><text:s text:c="8"/>if x == -1:</text:span></text:span></text:p>
      <text:p text:style-name="P56"><text:span text:style-name="Source_20_Text"><text:span text:style-name="T34"><text:s text:c="12"/>s = s + ' '</text:span></text:span></text:p>
      <text:p text:style-name="P56"><text:span text:style-name="Source_20_Text"><text:span text:style-name="T34"><text:s text:c="8"/>elif x &lt;= 13:</text:span></text:span></text:p>
      <text:p text:style-name="P56"><text:span text:style-name="Source_20_Text"><text:span text:style-name="T34"><text:s text:c="12"/>s = s + chr(x+65)</text:span></text:span></text:p>
      <text:p text:style-name="P56"><text:span text:style-name="Source_20_Text"><text:span text:style-name="T34"><text:s text:c="8"/>elif x == 14:</text:span></text:span></text:p>
      <text:p text:style-name="P56"><text:span text:style-name="Source_20_Text"><text:span text:style-name="T34"><text:s text:c="12"/>s = s + 'Ñ'</text:span></text:span></text:p>
      <text:p text:style-name="P56"><text:span text:style-name="Source_20_Text"><text:span text:style-name="T34"><text:s text:c="8"/>else:</text:span></text:span></text:p>
      <text:p text:style-name="P56"><text:span text:style-name="Source_20_Text"><text:span text:style-name="T34"><text:s text:c="12"/>s = s + chr(x+64)</text:span></text:span></text:p>
      <text:p text:style-name="P56"><text:span text:style-name="Source_20_Text"><text:span text:style-name="T34"><text:s text:c="4"/>return s</text:span></text:span></text:p>
      <text:p text:style-name="P56"><text:span text:style-name="Source_20_Text"><text:span text:style-name="T34"/></text:span></text:p>
      <text:p text:style-name="P56"><text:span text:style-name="Source_20_Text"><text:span text:style-name="T34"/></text:span></text:p>
      <text:p text:style-name="P56"><text:soft-page-break/><text:span text:style-name="Source_20_Text"><text:span text:style-name="T34">#Calcula las frecuencias de aparición de cada letra en una cadena de texto (en mayúsculas)</text:span></text:span></text:p>
      <text:p text:style-name="P56"><text:span text:style-name="Source_20_Text"><text:span text:style-name="T34">def frecuencias(texto):</text:span></text:span></text:p>
      <text:p text:style-name="P56"><text:span text:style-name="Source_20_Text"><text:span text:style-name="T34"><text:s text:c="4"/>tabla = [0,0,0,0,0,0,0,0,0,0,0,0,0,0,0,0,0,0,0,0,0,0,0,0,0,0,0]</text:span></text:span></text:p>
      <text:p text:style-name="P56"><text:span text:style-name="Source_20_Text"><text:span text:style-name="T34"><text:s text:c="4"/>lista = cadenatolista(texto)</text:span></text:span></text:p>
      <text:p text:style-name="P56"><text:span text:style-name="Source_20_Text"><text:span text:style-name="T34"><text:s text:c="4"/>for x in lista:</text:span></text:span></text:p>
      <text:p text:style-name="P56"><text:span text:style-name="Source_20_Text"><text:span text:style-name="T34"><text:s text:c="8"/>tabla[x] = tabla[x]+1</text:span></text:span></text:p>
      <text:p text:style-name="P56"><text:span text:style-name="Source_20_Text"><text:span text:style-name="T34"><text:s text:c="4"/>return tabla</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Calcula el indice de coincidencia de un texto.</text:span></text:span></text:p>
      <text:p text:style-name="P56"><text:span text:style-name="Source_20_Text"><text:span text:style-name="T34">def indice_coincidencia(texto):</text:span></text:span></text:p>
      <text:p text:style-name="P56"><text:span text:style-name="Source_20_Text"><text:span text:style-name="T34"><text:s text:c="4"/>tabla = frecuencias(texto)</text:span></text:span></text:p>
      <text:p text:style-name="P56"><text:span text:style-name="Source_20_Text"><text:span text:style-name="T34"><text:s text:c="4"/>num_caracteres = 0</text:span></text:span></text:p>
      <text:p text:style-name="P56"><text:span text:style-name="Source_20_Text"><text:span text:style-name="T34"><text:s text:c="4"/>aux = 0</text:span></text:span></text:p>
      <text:p text:style-name="P56"><text:span text:style-name="Source_20_Text"><text:span text:style-name="T34"><text:s text:c="4"/>for x in tabla:</text:span></text:span></text:p>
      <text:p text:style-name="P56"><text:span text:style-name="Source_20_Text"><text:span text:style-name="T34"><text:s text:c="8"/>num_caracteres +=x</text:span></text:span></text:p>
      <text:p text:style-name="P56"><text:span text:style-name="Source_20_Text"><text:span text:style-name="T34"><text:s text:c="8"/>aux = aux + x*(x-1)</text:span></text:span></text:p>
      <text:p text:style-name="P56"><text:span text:style-name="Source_20_Text"><text:span text:style-name="T34"><text:s text:c="4"/>ic = aux/(num_caracteres*(num_caracteres-1))</text:span></text:span></text:p>
      <text:p text:style-name="P56"><text:span text:style-name="Source_20_Text"><text:span text:style-name="T34"><text:s text:c="4"/>return ic</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Divide un texto en n subtextos, recorriéndolo de n en n.</text:span></text:span></text:p>
      <text:p text:style-name="P56"><text:span text:style-name="Source_20_Text"><text:span text:style-name="T34">def divide_cadena(cadena,n):</text:span></text:span></text:p>
      <text:p text:style-name="P56"><text:span text:style-name="Source_20_Text"><text:span text:style-name="T34"><text:s text:c="5"/>subcadenas = []</text:span></text:span></text:p>
      <text:p text:style-name="P56"><text:span text:style-name="Source_20_Text"><text:span text:style-name="T34"><text:s text:c="5"/>for i in range(n):</text:span></text:span></text:p>
      <text:p text:style-name="P56"><text:span text:style-name="Source_20_Text"><text:span text:style-name="T34"><text:s text:c="9"/>subcadenas.append('')</text:span></text:span></text:p>
      <text:p text:style-name="P56"><text:span text:style-name="Source_20_Text"><text:span text:style-name="T34"><text:s text:c="5"/>j = 0</text:span></text:span></text:p>
      <text:p text:style-name="P56"><text:span text:style-name="Source_20_Text"><text:span text:style-name="T34"><text:s text:c="5"/>for x in cadena:</text:span></text:span></text:p>
      <text:p text:style-name="P56"><text:span text:style-name="Source_20_Text"><text:span text:style-name="T34"><text:s text:c="9"/>subcadenas[j] = subcadenas[j] + x</text:span></text:span></text:p>
      <text:p text:style-name="P56"><text:span text:style-name="Source_20_Text"><text:span text:style-name="T34"><text:s text:c="9"/>j = (j+1)%n</text:span></text:span></text:p>
      <text:p text:style-name="P56"><text:span text:style-name="Source_20_Text"><text:span text:style-name="T34"><text:s text:c="5"/>return subcadenas</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Dado un texto y una clave <text:s/>(ambos un string con mayúsculas), lo cifra usando el cifrado de Vigenère</text:span></text:span></text:p>
      <text:p text:style-name="P56"><text:span text:style-name="Source_20_Text"><text:span text:style-name="T34">def cifra_vigenere(texto,clave):</text:span></text:span></text:p>
      <text:p text:style-name="P56"><text:span text:style-name="Source_20_Text"><text:span text:style-name="T34"><text:s text:c="5"/>lista_texto = cadenatolista(texto)</text:span></text:span></text:p>
      <text:p text:style-name="P56"><text:soft-page-break/><text:span text:style-name="Source_20_Text"><text:span text:style-name="T34"><text:s text:c="5"/>lista_clave = cadenatolista(clave)</text:span></text:span></text:p>
      <text:p text:style-name="P56"><text:span text:style-name="Source_20_Text"><text:span text:style-name="T34"><text:s text:c="5"/>(n,m) = (len(lista_texto),len(lista_clave))</text:span></text:span></text:p>
      <text:p text:style-name="P56"><text:span text:style-name="Source_20_Text"><text:span text:style-name="T34"><text:s text:c="5"/>for i in range(n):</text:span></text:span></text:p>
      <text:p text:style-name="P56"><text:span text:style-name="Source_20_Text"><text:span text:style-name="T34"><text:s text:c="10"/>lista_texto[i] = (lista_texto[i] + lista_clave[i%m])%27</text:span></text:span></text:p>
      <text:p text:style-name="P56"><text:span text:style-name="Source_20_Text"><text:span text:style-name="T34"><text:s text:c="5"/>texto_cifrado = listatocadena(lista_texto)</text:span></text:span></text:p>
      <text:p text:style-name="P56"><text:span text:style-name="Source_20_Text"><text:span text:style-name="T34"><text:s text:c="5"/>return texto_cifrado</text:span></text:span></text:p>
      <text:p text:style-name="P56"><text:span text:style-name="Source_20_Text"><text:span text:style-name="T34"/></text:span></text:p>
      <text:p text:style-name="P56"><text:span text:style-name="Source_20_Text"><text:span text:style-name="T34">#Dado un texto y una clave <text:s/>(ambos un string con mayúsculas), lo cifra usando el cifrado de Vigenère</text:span></text:span></text:p>
      <text:p text:style-name="P56"><text:span text:style-name="Source_20_Text"><text:span text:style-name="T34">def descifra_vigenere(texto,clave):</text:span></text:span></text:p>
      <text:p text:style-name="P56"><text:span text:style-name="Source_20_Text"><text:span text:style-name="T34"><text:s text:c="5"/>lista_texto = cadenatolista(texto)</text:span></text:span></text:p>
      <text:p text:style-name="P56"><text:span text:style-name="Source_20_Text"><text:span text:style-name="T34"><text:s text:c="5"/>lista_clave = cadenatolista(clave)</text:span></text:span></text:p>
      <text:p text:style-name="P56"><text:span text:style-name="Source_20_Text"><text:span text:style-name="T34"><text:s text:c="5"/>(n,m) = (len(lista_texto),len(lista_clave))</text:span></text:span></text:p>
      <text:p text:style-name="P56"><text:span text:style-name="Source_20_Text"><text:span text:style-name="T34"><text:s text:c="5"/>for i in range(n):</text:span></text:span></text:p>
      <text:p text:style-name="P56"><text:span text:style-name="Source_20_Text"><text:span text:style-name="T34"><text:s text:c="10"/>lista_texto[i] = (lista_texto[i] - lista_clave[i%m])%27</text:span></text:span></text:p>
      <text:p text:style-name="P56"><text:span text:style-name="Source_20_Text"><text:span text:style-name="T34"><text:s text:c="5"/>texto_cifrado = listatocadena(lista_texto)</text:span></text:span></text:p>
      <text:p text:style-name="P56"><text:span text:style-name="Source_20_Text"><text:span text:style-name="T34"><text:s text:c="5"/>return texto_cifrado</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Dado un texto y una permutación de las letras (diccionario) lo cifra aplicando la sustitución dada</text:span></text:span></text:p>
      <text:p text:style-name="P56"><text:span text:style-name="Source_20_Text"><text:span text:style-name="T34">La sustitución hay que darla como un diccionario. Por ejemplo:</text:span></text:span></text:p>
      <text:p text:style-name="P56"><text:span text:style-name="Source_20_Text"><text:span text:style-name="T34">sustitucion = {'A':'B', 'B':'C', 'C':'D', 'D':'E', 'E':'F', 'F':'G', 'G':'H', 'H':'I', 'I':'J', 'J':'K', 'K':'L', 'L':'M', 'M':'N', 'N':'Ñ', 'Ñ':'O', 'O':'P', 'P':'Q', 'Q':'R', 'R':'S', 'S':'T', 'T':'U', 'U':'V', 'V':'W', 'W':'X', 'X':'Y', 'Y':'Z', 'Z':'A'}</text:span></text:span></text:p>
      <text:p text:style-name="P56"><text:span text:style-name="Source_20_Text"><text:span text:style-name="T34">que sustituye cada carácter por el que le sigue en el alfabeto</text:span></text:span></text:p>
      <text:p text:style-name="P56"><text:span text:style-name="Source_20_Text"><text:span text:style-name="T34">"""</text:span></text:span></text:p>
      <text:p text:style-name="P56"><text:span text:style-name="Source_20_Text"><text:span text:style-name="T34">def cifra_sustitucion(texto,permutacion):</text:span></text:span></text:p>
      <text:p text:style-name="P56"><text:span text:style-name="Source_20_Text"><text:span text:style-name="T34"><text:s text:c="5"/>texto_cifrado = ''</text:span></text:span></text:p>
      <text:p text:style-name="P56"><text:span text:style-name="Source_20_Text"><text:span text:style-name="T34"><text:s text:c="5"/>for x in texto:</text:span></text:span></text:p>
      <text:p text:style-name="P56"><text:span text:style-name="Source_20_Text"><text:span text:style-name="T34"><text:s text:c="9"/>y = permutacion.get(x)</text:span></text:span></text:p>
      <text:p text:style-name="P56"><text:span text:style-name="Source_20_Text"><text:span text:style-name="T34"><text:s text:c="9"/>texto_cifrado = texto_cifrado + str(y)</text:span></text:span></text:p>
      <text:p text:style-name="P56"><text:span text:style-name="Source_20_Text"><text:span text:style-name="T34"><text:s text:c="5"/>return texto_cifrado</text:span></text:span></text:p>
      <text:p text:style-name="P56"><text:span text:style-name="Source_20_Text"><text:span text:style-name="T34"/></text:span></text:p>
      <text:p text:style-name="P56"><text:span text:style-name="Source_20_Text"><text:span text:style-name="T34">"""permutación es una lista de dos strings (de igual longitud). Por ejemplo, ['AEG',fkl']. En este caso, se recorre el texto y cada vez que encuentre un carácter que coincida con un de los que hay en 'AEG' lo sustituye por el correspondiente carácter en 'fkl'"""</text:span></text:span></text:p>
      <text:p text:style-name="P56"><text:span text:style-name="Source_20_Text"><text:span text:style-name="T34">def descifra_sustitucion(texto,permutacion):</text:span></text:span></text:p>
      <text:p text:style-name="P56"><text:span text:style-name="Source_20_Text"><text:span text:style-name="T34"><text:s text:c="5"/>texto_des = ''</text:span></text:span></text:p>
      <text:p text:style-name="P56"><text:span text:style-name="Source_20_Text"><text:span text:style-name="T34"><text:s text:c="5"/>p0 = permutacion[0]</text:span></text:span></text:p>
      <text:p text:style-name="P56"><text:soft-page-break/><text:span text:style-name="Source_20_Text"><text:span text:style-name="T34"><text:s text:c="5"/>p1 = permutacion[1]</text:span></text:span></text:p>
      <text:p text:style-name="P56"><text:span text:style-name="Source_20_Text"><text:span text:style-name="T34"><text:s text:c="5"/>for x in texto:</text:span></text:span></text:p>
      <text:p text:style-name="P56"><text:span text:style-name="Source_20_Text"><text:span text:style-name="T34"><text:s text:c="9"/>if x in p0:</text:span></text:span></text:p>
      <text:p text:style-name="P56"><text:span text:style-name="Source_20_Text"><text:span text:style-name="T34"><text:s text:c="14"/>pos = p0.index(x)</text:span></text:span></text:p>
      <text:p text:style-name="P56"><text:span text:style-name="Source_20_Text"><text:span text:style-name="T34"><text:s text:c="14"/>texto_des = texto_des + p1[pos]</text:span></text:span></text:p>
      <text:p text:style-name="P56"><text:span text:style-name="Source_20_Text"><text:span text:style-name="T34"><text:s text:c="9"/>else:</text:span></text:span></text:p>
      <text:p text:style-name="P56"><text:span text:style-name="Source_20_Text"><text:span text:style-name="T34"><text:s text:c="14"/>texto_des = texto_des + x</text:span></text:span></text:p>
      <text:p text:style-name="P56"><text:span text:style-name="Source_20_Text"><text:span text:style-name="T34"><text:s text:c="5"/>return texto_des </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En un texto selecciona los m n-gramas que más se repiten (m=5 por defecto) y da la frecuencia de aparición de cada uno de ellos.</text:span></text:span></text:p>
      <text:p text:style-name="P56"><text:span text:style-name="Source_20_Text"><text:span text:style-name="T34">def ngramas_repetidos(texto,n,m=5):</text:span></text:span></text:p>
      <text:p text:style-name="P56"><text:span text:style-name="Source_20_Text"><text:span text:style-name="T34"><text:s text:c="4"/>ngramas = []</text:span></text:span></text:p>
      <text:p text:style-name="P56"><text:span text:style-name="Source_20_Text"><text:span text:style-name="T34"><text:s text:c="4"/>ngramasrep = []</text:span></text:span></text:p>
      <text:p text:style-name="P56"><text:span text:style-name="Source_20_Text"><text:span text:style-name="T34"><text:s text:c="4"/>frecuencias = []</text:span></text:span></text:p>
      <text:p text:style-name="P56"><text:span text:style-name="Source_20_Text"><text:span text:style-name="T34"><text:s text:c="4"/>for i in range(m):</text:span></text:span></text:p>
      <text:p text:style-name="P56"><text:span text:style-name="Source_20_Text"><text:span text:style-name="T34"><text:s text:c="8"/>frecuencias.append(0)</text:span></text:span></text:p>
      <text:p text:style-name="P56"><text:span text:style-name="Source_20_Text"><text:span text:style-name="T34"><text:s text:c="8"/>ngramasrep.append(texto[i:i+n])</text:span></text:span></text:p>
      <text:p text:style-name="P56"><text:span text:style-name="Source_20_Text"><text:span text:style-name="T34"><text:s text:c="4"/>minimo = 0</text:span></text:span></text:p>
      <text:p text:style-name="P56"><text:span text:style-name="Source_20_Text"><text:span text:style-name="T34"><text:s text:c="4"/>for i in range(len(texto)-n):</text:span></text:span></text:p>
      <text:p text:style-name="P56"><text:span text:style-name="Source_20_Text"><text:span text:style-name="T34"><text:s text:c="9"/>aux = texto[i:i+n]</text:span></text:span></text:p>
      <text:p text:style-name="P56"><text:span text:style-name="Source_20_Text"><text:span text:style-name="T34"><text:s text:c="9"/>if aux not in ngramas:</text:span></text:span></text:p>
      <text:p text:style-name="P56"><text:span text:style-name="Source_20_Text"><text:span text:style-name="T34"><text:s text:c="13"/>f = 1</text:span></text:span></text:p>
      <text:p text:style-name="P56"><text:span text:style-name="Source_20_Text"><text:span text:style-name="T34"><text:s text:c="13"/>ngramas.append(aux)</text:span></text:span></text:p>
      <text:p text:style-name="P56"><text:span text:style-name="Source_20_Text"><text:span text:style-name="T34"><text:s text:c="13"/>for j in range(i+1,len(texto)-n):</text:span></text:span></text:p>
      <text:p text:style-name="P56"><text:span text:style-name="Source_20_Text"><text:span text:style-name="T34"><text:s text:c="17"/>if aux == texto[j:j+n]:</text:span></text:span></text:p>
      <text:p text:style-name="P56"><text:span text:style-name="Source_20_Text"><text:span text:style-name="T34"><text:s text:c="21"/>f+=1</text:span></text:span></text:p>
      <text:p text:style-name="P56"><text:span text:style-name="Source_20_Text"><text:span text:style-name="T34"><text:s text:c="13"/>if f &gt; minimo:</text:span></text:span></text:p>
      <text:p text:style-name="P56"><text:span text:style-name="Source_20_Text"><text:span text:style-name="T34"><text:s text:c="17"/>k = frecuencias.index(minimo)</text:span></text:span></text:p>
      <text:p text:style-name="P56"><text:span text:style-name="Source_20_Text"><text:span text:style-name="T34"><text:s text:c="17"/>ngramasrep[k] = aux</text:span></text:span></text:p>
      <text:p text:style-name="P56"><text:span text:style-name="Source_20_Text"><text:span text:style-name="T34"><text:s text:c="17"/>frecuencias[k] = f</text:span></text:span></text:p>
      <text:p text:style-name="P56"><text:span text:style-name="Source_20_Text"><text:span text:style-name="T34"><text:s text:c="17"/>minimo = min(frecuencias)</text:span></text:span></text:p>
      <text:p text:style-name="P56"><text:span text:style-name="Source_20_Text"><text:span text:style-name="T34"><text:s text:c="4"/>return (ngramasrep,frecuencias)</text:span></text:span></text:p>
      <text:p text:style-name="P56"><text:span text:style-name="Source_20_Text"><text:span text:style-name="T34"/></text:span></text:p>
      <text:p text:style-name="P56"><text:span text:style-name="Source_20_Text"><text:span text:style-name="T34"/></text:span></text:p>
      <text:p text:style-name="P56"><text:soft-page-break/><text:span text:style-name="Source_20_Text"><text:span text:style-name="T34"/></text:span></text:p>
      <text:p text:style-name="P56"><text:span text:style-name="Source_20_Text"><text:span text:style-name="T34">#Dada una cadena y un texto calcula las veces en que aparece la cadena, y la separación entre estas apariciones.</text:span></text:span></text:p>
      <text:p text:style-name="P56"><text:span text:style-name="Source_20_Text"><text:span text:style-name="T34">def apariciones(cadena,texto):</text:span></text:span></text:p>
      <text:p text:style-name="P56"><text:span text:style-name="Source_20_Text"><text:span text:style-name="T34"><text:s text:c="4"/>m = len(cadena)</text:span></text:span></text:p>
      <text:p text:style-name="P56"><text:span text:style-name="Source_20_Text"><text:span text:style-name="T34"><text:s text:c="4"/>n = len(texto)</text:span></text:span></text:p>
      <text:p text:style-name="P56"><text:span text:style-name="Source_20_Text"><text:span text:style-name="T34"><text:s text:c="4"/>posicion = []</text:span></text:span></text:p>
      <text:p text:style-name="P56"><text:span text:style-name="Source_20_Text"><text:span text:style-name="T34"><text:s text:c="4"/>for i in range(n-m):</text:span></text:span></text:p>
      <text:p text:style-name="P56"><text:span text:style-name="Source_20_Text"><text:span text:style-name="T34"><text:s text:c="8"/>if cadena == texto[i:i+m]:</text:span></text:span></text:p>
      <text:p text:style-name="P56"><text:span text:style-name="Source_20_Text"><text:span text:style-name="T34"><text:s text:c="12"/>posicion.append(i)</text:span></text:span></text:p>
      <text:p text:style-name="P56"><text:span text:style-name="Source_20_Text"><text:span text:style-name="T34"><text:s text:c="4"/>return (posicion,len(posicion))</text:span></text:span></text:p>
      <text:p text:style-name="P56"><text:span text:style-name="Source_20_Text"><text:span text:style-name="T34"><text:s text:c="5"/></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Recorre el texto de n en n, comenzando por la primera posición. Al llegar al final, comienza por la segunda posición y así sucesivamente. </text:span></text:span></text:p>
      <text:p text:style-name="P56"><text:span text:style-name="Source_20_Text"><text:span text:style-name="T34">def cifra_transposicion(texto,n):</text:span></text:span></text:p>
      <text:p text:style-name="P56"><text:span text:style-name="Source_20_Text"><text:span text:style-name="T34"><text:s text:c="5"/>m = len(texto)</text:span></text:span></text:p>
      <text:p text:style-name="P56"><text:span text:style-name="Source_20_Text"><text:span text:style-name="T34"><text:s text:c="5"/>k = m%n</text:span></text:span></text:p>
      <text:p text:style-name="P56"><text:span text:style-name="Source_20_Text"><text:span text:style-name="T34"><text:s text:c="5"/>texto_cif = ''</text:span></text:span></text:p>
      <text:p text:style-name="P56"><text:span text:style-name="Source_20_Text"><text:span text:style-name="T34"><text:s text:c="5"/>for i in range(n):</text:span></text:span></text:p>
      <text:p text:style-name="P56"><text:span text:style-name="Source_20_Text"><text:span text:style-name="T34"><text:s text:c="9"/>if i &lt; k:</text:span></text:span></text:p>
      <text:p text:style-name="P56"><text:span text:style-name="Source_20_Text"><text:span text:style-name="T34"><text:s text:c="13"/>aux = m//n+1</text:span></text:span></text:p>
      <text:p text:style-name="P56"><text:span text:style-name="Source_20_Text"><text:span text:style-name="T34"><text:s text:c="9"/>else: </text:span></text:span></text:p>
      <text:p text:style-name="P56"><text:span text:style-name="Source_20_Text"><text:span text:style-name="T34"><text:s text:c="13"/>aux = m//n</text:span></text:span></text:p>
      <text:p text:style-name="P56"><text:span text:style-name="Source_20_Text"><text:span text:style-name="T34"><text:s text:c="9"/>for j in range(aux):</text:span></text:span></text:p>
      <text:p text:style-name="P56"><text:span text:style-name="Source_20_Text"><text:span text:style-name="T34"><text:s text:c="13"/>texto_cif = texto_cif + texto[i+n*j]</text:span></text:span></text:p>
      <text:p text:style-name="P56"><text:span text:style-name="Source_20_Text"><text:span text:style-name="T34"><text:s text:c="5"/>return texto_cif</text:span></text:span></text:p>
      <text:p text:style-name="P56"><text:span text:style-name="Source_20_Text"><text:span text:style-name="T34"/></text:span></text:p>
      <text:p text:style-name="P56"><text:span text:style-name="Source_20_Text"><text:span text:style-name="T34">#Suponiendo que se ha recorrido de n en n un texto de tamaño m, nos dice en que posición estaría el carácter siguiente al que está en la posición x. Primero calculamos donde estaría el último, pues ese no tiene siguiente.</text:span></text:span></text:p>
      <text:p text:style-name="P56"><text:span text:style-name="Source_20_Text"><text:span text:style-name="T34">def siguiente(m,n,x):</text:span></text:span></text:p>
      <text:p text:style-name="P56"><text:span text:style-name="Source_20_Text"><text:span text:style-name="T34"><text:s text:c="5"/>aux = m%n</text:span></text:span></text:p>
      <text:p text:style-name="P56"><text:span text:style-name="Source_20_Text"><text:span text:style-name="T34"><text:s text:c="5"/>aux2 = m//n</text:span></text:span></text:p>
      <text:p text:style-name="P56"><text:span text:style-name="Source_20_Text"><text:span text:style-name="T34"><text:s text:c="5"/>if aux == 0:</text:span></text:span></text:p>
      <text:p text:style-name="P56"><text:span text:style-name="Source_20_Text"><text:span text:style-name="T34"><text:s text:c="9"/>ultimo = -1</text:span></text:span></text:p>
      <text:p text:style-name="P56"><text:span text:style-name="Source_20_Text"><text:span text:style-name="T34"><text:s text:c="5"/>else: </text:span></text:span></text:p>
      <text:p text:style-name="P56"><text:span text:style-name="Source_20_Text"><text:span text:style-name="T34"><text:s text:c="9"/>ultimo = aux * (aux2 + 1) - 1</text:span></text:span></text:p>
      <text:p text:style-name="P56"><text:soft-page-break/><text:span text:style-name="Source_20_Text"><text:span text:style-name="T34"><text:s text:c="5"/>if ultimo == -1 and x == m-1:</text:span></text:span></text:p>
      <text:p text:style-name="P56"><text:span text:style-name="Source_20_Text"><text:span text:style-name="T34"><text:s text:c="9"/>return -1</text:span></text:span></text:p>
      <text:p text:style-name="P56"><text:span text:style-name="Source_20_Text"><text:span text:style-name="T34"><text:s text:c="5"/>elif x &lt; ultimo:</text:span></text:span></text:p>
      <text:p text:style-name="P56"><text:span text:style-name="Source_20_Text"><text:span text:style-name="T34"><text:s text:c="9"/>return x+1+aux2</text:span></text:span></text:p>
      <text:p text:style-name="P56"><text:span text:style-name="Source_20_Text"><text:span text:style-name="T34"><text:s text:c="5"/>elif x &gt;= m - aux2:</text:span></text:span></text:p>
      <text:p text:style-name="P56"><text:span text:style-name="Source_20_Text"><text:span text:style-name="T34"><text:s text:c="9"/>return x + aux2 + 1 - m</text:span></text:span></text:p>
      <text:p text:style-name="P56"><text:span text:style-name="Source_20_Text"><text:span text:style-name="T34"><text:s text:c="5"/>elif x &gt; ultimo:</text:span></text:span></text:p>
      <text:p text:style-name="P56"><text:span text:style-name="Source_20_Text"><text:span text:style-name="T34"><text:s text:c="9"/>return x+aux2</text:span></text:span></text:p>
      <text:p text:style-name="P56"><text:span text:style-name="Source_20_Text"><text:span text:style-name="T34"><text:s text:c="5"/>else:</text:span></text:span></text:p>
      <text:p text:style-name="P56"><text:span text:style-name="Source_20_Text"><text:span text:style-name="T34"><text:s text:c="9"/>return -1</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Cuenta cuantas veces se repite una cadena en el fichero texto suponiendo que éste se ha obtenido recorriendo un fichero de n en n.</text:span></text:span></text:p>
      <text:p text:style-name="P56"><text:span text:style-name="Source_20_Text"><text:span text:style-name="T34">def ocurrencias(cadena,texto,n):</text:span></text:span></text:p>
      <text:p text:style-name="P56"><text:span text:style-name="Source_20_Text"><text:span text:style-name="T34"><text:s text:c="5"/>l = len(texto)</text:span></text:span></text:p>
      <text:p text:style-name="P56"><text:span text:style-name="Source_20_Text"><text:span text:style-name="T34"><text:s text:c="5"/>k = len(cadena)</text:span></text:span></text:p>
      <text:p text:style-name="P56"><text:span text:style-name="Source_20_Text"><text:span text:style-name="T34"><text:s text:c="5"/>ocur = 0</text:span></text:span></text:p>
      <text:p text:style-name="P56"><text:span text:style-name="Source_20_Text"><text:span text:style-name="T34"><text:s text:c="5"/>for i in range(l):</text:span></text:span></text:p>
      <text:p text:style-name="P56"><text:span text:style-name="Source_20_Text"><text:span text:style-name="T34"><text:s text:c="10"/>contador = i</text:span></text:span></text:p>
      <text:p text:style-name="P56"><text:span text:style-name="Source_20_Text"><text:span text:style-name="T34"><text:s text:c="10"/>cadenab = ''</text:span></text:span></text:p>
      <text:p text:style-name="P56"><text:span text:style-name="Source_20_Text"><text:span text:style-name="T34"><text:s text:c="10"/>for j in range(k):</text:span></text:span></text:p>
      <text:p text:style-name="P56"><text:span text:style-name="Source_20_Text"><text:span text:style-name="T34"><text:s text:c="14"/>if contador == -1:</text:span></text:span></text:p>
      <text:p text:style-name="P56"><text:span text:style-name="Source_20_Text"><text:span text:style-name="T34"><text:s text:c="20"/>cadenab = cadenab + ' '</text:span></text:span></text:p>
      <text:p text:style-name="P56"><text:span text:style-name="Source_20_Text"><text:span text:style-name="T34"><text:s text:c="20"/>contador = 0</text:span></text:span></text:p>
      <text:p text:style-name="P56"><text:span text:style-name="Source_20_Text"><text:span text:style-name="T34"><text:s text:c="14"/>else:</text:span></text:span></text:p>
      <text:p text:style-name="P56"><text:span text:style-name="Source_20_Text"><text:span text:style-name="T34"><text:s text:c="20"/>cadenab = cadenab + texto[contador]</text:span></text:span></text:p>
      <text:p text:style-name="P56"><text:span text:style-name="Source_20_Text"><text:span text:style-name="T34"><text:s text:c="20"/>contador = siguiente(l,n,contador)</text:span></text:span></text:p>
      <text:p text:style-name="P56"><text:span text:style-name="Source_20_Text"><text:span text:style-name="T34"><text:s text:c="10"/>if cadena == cadenab:</text:span></text:span></text:p>
      <text:p text:style-name="P56"><text:span text:style-name="Source_20_Text"><text:span text:style-name="T34"><text:s text:c="14"/>ocur +=1</text:span></text:span></text:p>
      <text:p text:style-name="P56"><text:span text:style-name="Source_20_Text"><text:span text:style-name="T34"><text:s text:c="5"/>return ocur</text:span></text:span></text:p>
      <text:p text:style-name="P56"><text:span text:style-name="Source_20_Text"><text:span text:style-name="T34"/></text:span></text:p>
      <text:p text:style-name="P56"><text:span text:style-name="Source_20_Text"><text:span text:style-name="T34">f1 = open('VictorGarciaMarcelKemp1.txt', mode='r', encoding='utf-8') <text:s text:c="3"/>#Resuelto</text:span></text:span></text:p>
      <text:p text:style-name="P56"><text:span text:style-name="Source_20_Text"><text:span text:style-name="T34">f2 = open('VictorGarciaMarcelKemp2.txt', mode='r', encoding='utf-8') <text:s text:c="3"/>#Resuelto</text:span></text:span></text:p>
      <text:p text:style-name="P56"><text:span text:style-name="Source_20_Text"><text:span text:style-name="T34">f3 = open('VictorGarciaMarcelKemp3.txt', mode='r', encoding='utf-8') <text:s text:c="3"/>#Resuelto</text:span></text:span></text:p>
      <text:p text:style-name="P56"><text:span text:style-name="Source_20_Text"><text:span text:style-name="T34">f4 = open('VictorGarciaMarcelKemp4.txt', mode='r', encoding='utf-8') <text:s text:c="3"/>#Resuelto</text:span></text:span></text:p>
      <text:p text:style-name="P56"><text:soft-page-break/><text:span text:style-name="Source_20_Text"><text:span text:style-name="T34">#f5 = open('Textocifrado.txt', mode='r', encoding='utf-8') <text:s text:c="14"/>#Resuelto</text:span></text:span></text:p>
      <text:p text:style-name="P56"><text:span text:style-name="Source_20_Text"><text:span text:style-name="T34"/></text:span></text:p>
      <text:p text:style-name="P56"><text:span text:style-name="Source_20_Text"><text:span text:style-name="T34">#------------------------------------</text:span></text:span></text:p>
      <text:p text:style-name="P56"><text:span text:style-name="Source_20_Text"><text:span text:style-name="T34">""" #Algoritmo Cesar</text:span></text:span></text:p>
      <text:p text:style-name="P56"><text:span text:style-name="Source_20_Text"><text:span text:style-name="T34">abc="ABCDEFGHIJKLMNÑOPQRSTUVWXYZ"</text:span></text:span></text:p>
      <text:p text:style-name="P56"><text:span text:style-name="Source_20_Text"><text:span text:style-name="T34">#cad="ABCZ"</text:span></text:span></text:p>
      <text:p text:style-name="P56"><text:span text:style-name="Source_20_Text"><text:span text:style-name="T34">cad3=f3.read()</text:span></text:span></text:p>
      <text:p text:style-name="P56"><text:span text:style-name="Source_20_Text"><text:span text:style-name="T34"/></text:span></text:p>
      <text:p text:style-name="P56"><text:span text:style-name="Source_20_Text"><text:span text:style-name="T34">max = 0</text:span></text:span></text:p>
      <text:p text:style-name="P56"><text:span text:style-name="Source_20_Text"><text:span text:style-name="T34">frecuencias = frecuencias(cad3)</text:span></text:span></text:p>
      <text:p text:style-name="P56"><text:span text:style-name="Source_20_Text"><text:span text:style-name="T34">print(frecuencias)</text:span></text:span></text:p>
      <text:p text:style-name="P56"><text:span text:style-name="Source_20_Text"><text:span text:style-name="T34"># Obtenemos la letra del texto cifrado</text:span></text:span></text:p>
      <text:p text:style-name="P56"><text:span text:style-name="Source_20_Text"><text:span text:style-name="T34">for frecletra in frecuencias:</text:span></text:span></text:p>
      <text:p text:style-name="P56"><text:span text:style-name="Source_20_Text"><text:span text:style-name="T34"><text:s text:c="4"/>if frecletra &gt; max:</text:span></text:span></text:p>
      <text:p text:style-name="P56"><text:span text:style-name="Source_20_Text"><text:span text:style-name="T34"><text:s text:c="8"/>max = frecletra</text:span></text:span></text:p>
      <text:p text:style-name="P56"><text:span text:style-name="Source_20_Text"><text:span text:style-name="T34"/></text:span></text:p>
      <text:p text:style-name="P56"><text:span text:style-name="Source_20_Text"><text:span text:style-name="T34"># La letra con mayor frecuencia en un texto en castellano es la "E", codificada como 4</text:span></text:span></text:p>
      <text:p text:style-name="P56"><text:span text:style-name="Source_20_Text"><text:span text:style-name="T34"># La letra con mayor frecuencia en frecuencias(cad3) será la "E" cifrada</text:span></text:span></text:p>
      <text:p text:style-name="P56"><text:span text:style-name="Source_20_Text"><text:span text:style-name="T34">posclave = frecuencias.index(max) - 4</text:span></text:span></text:p>
      <text:p text:style-name="P56"><text:span text:style-name="Source_20_Text"><text:span text:style-name="T34"/></text:span></text:p>
      <text:p text:style-name="P56"><text:span text:style-name="Source_20_Text"><text:span text:style-name="T34">print("Posible clave por análisis de frecuencias: K = " + str(posclave) )</text:span></text:span></text:p>
      <text:p text:style-name="P56"><text:span text:style-name="Source_20_Text"><text:span text:style-name="T34"/></text:span></text:p>
      <text:p text:style-name="P56"><text:span text:style-name="Source_20_Text"><text:span text:style-name="T34">descif=""</text:span></text:span></text:p>
      <text:p text:style-name="P56"><text:span text:style-name="Source_20_Text"><text:span text:style-name="T34">for k in range(1,27):</text:span></text:span></text:p>
      <text:p text:style-name="P56"><text:span text:style-name="Source_20_Text"><text:span text:style-name="T34"><text:s text:c="4"/>for i in cad3:</text:span></text:span></text:p>
      <text:p text:style-name="P56"><text:span text:style-name="Source_20_Text"><text:span text:style-name="T34"><text:s text:c="8"/>if i in abc:</text:span></text:span></text:p>
      <text:p text:style-name="P56"><text:span text:style-name="Source_20_Text"><text:span text:style-name="T34"><text:s text:c="12"/># Función de descifrado de Cesar con clave k</text:span></text:span></text:p>
      <text:p text:style-name="P56"><text:span text:style-name="Source_20_Text"><text:span text:style-name="T34"><text:s text:c="12"/>descif += abc[(abc.index(i)-k)%(len(abc))]</text:span></text:span></text:p>
      <text:p text:style-name="P56"><text:span text:style-name="Source_20_Text"><text:span text:style-name="T34"><text:s text:c="8"/>else:</text:span></text:span></text:p>
      <text:p text:style-name="P56"><text:span text:style-name="Source_20_Text"><text:span text:style-name="T34"><text:s text:c="12"/>descif += i</text:span></text:span></text:p>
      <text:p text:style-name="P56"><text:span text:style-name="Source_20_Text"><text:span text:style-name="T34"><text:s text:c="4"/>print(descif)</text:span></text:span></text:p>
      <text:p text:style-name="P56"><text:span text:style-name="Source_20_Text"><text:span text:style-name="T34"><text:s text:c="4"/>descif=""</text:span></text:span></text:p>
      <text:p text:style-name="P56"><text:span text:style-name="Source_20_Text"><text:span text:style-name="T34"><text:s text:c="4"/>time.sleep(2)</text:span></text:span></text:p>
      <text:p text:style-name="P56"><text:span text:style-name="Source_20_Text"><text:span text:style-name="T34">print("Texto descifrado con clave: K = 10")</text:span></text:span></text:p>
      <text:p text:style-name="P56"><text:span text:style-name="Source_20_Text"><text:span text:style-name="T34">k=10</text:span></text:span></text:p>
      <text:p text:style-name="P56"><text:span text:style-name="Source_20_Text"><text:span text:style-name="T34">for i in cad3:</text:span></text:span></text:p>
      <text:p text:style-name="P56"><text:soft-page-break/><text:span text:style-name="Source_20_Text"><text:span text:style-name="T34"><text:s text:c="8"/>if i in abc:</text:span></text:span></text:p>
      <text:p text:style-name="P56"><text:span text:style-name="Source_20_Text"><text:span text:style-name="T34"><text:s text:c="12"/># Función de descifrado de Cesar con clave k</text:span></text:span></text:p>
      <text:p text:style-name="P56"><text:span text:style-name="Source_20_Text"><text:span text:style-name="T34"><text:s text:c="12"/>descif += abc[(abc.index(i)-k)%(len(abc))]</text:span></text:span></text:p>
      <text:p text:style-name="P56"><text:span text:style-name="Source_20_Text"><text:span text:style-name="T34"><text:s text:c="8"/>else:</text:span></text:span></text:p>
      <text:p text:style-name="P56"><text:span text:style-name="Source_20_Text"><text:span text:style-name="T34"><text:s text:c="12"/>descif += i</text:span></text:span></text:p>
      <text:p text:style-name="P56"><text:span text:style-name="Source_20_Text"><text:span text:style-name="T34"/></text:span></text:p>
      <text:p text:style-name="P56"><text:span text:style-name="Source_20_Text"><text:span text:style-name="T34">print(descif) """</text:span></text:span></text:p>
      <text:p text:style-name="P56"><text:span text:style-name="Source_20_Text"><text:span text:style-name="T34"/></text:span></text:p>
      <text:p text:style-name="P56"><text:span text:style-name="Source_20_Text"><text:span text:style-name="T34">#----------------------------------------</text:span></text:span></text:p>
      <text:p text:style-name="P56"><text:span text:style-name="Source_20_Text"><text:span text:style-name="T34">"""#Algoritmo de sustitucion</text:span></text:span></text:p>
      <text:p text:style-name="P56"><text:span text:style-name="Source_20_Text"><text:span text:style-name="T34">sustitucion = {'A':'M','B':'X','C':'T','D':'G','E':'C','F':'K','G':'P','H':'J','I':'I','J':'B','K':'Z','L':'H',</text:span></text:span></text:p>
      <text:p text:style-name="P56"><text:span text:style-name="Source_20_Text"><text:span text:style-name="T34"><text:s text:c="15"/>'M':'A', 'N':'R', 'Ñ':'S','O':'V','P':'Q','Q':'Y','R':'F','S':'L', 'T':'O', 'U':'N',</text:span></text:span></text:p>
      <text:p text:style-name="P56"><text:span text:style-name="Source_20_Text"><text:span text:style-name="T34"><text:s text:c="15"/>'V':'Ñ', 'W':'E','X':'W', 'Y':'D','Z':'U'}</text:span></text:span></text:p>
      <text:p text:style-name="P56"><text:span text:style-name="Source_20_Text"><text:span text:style-name="T34">#perm=['','QUE']</text:span></text:span></text:p>
      <text:p text:style-name="P56"><text:span text:style-name="Source_20_Text"><text:span text:style-name="T34">cad=f2.read() <text:s text:c="6"/></text:span></text:span></text:p>
      <text:p text:style-name="P56"><text:span text:style-name="Source_20_Text"><text:span text:style-name="T34">print(ngramas_repetidos(cad,1))</text:span></text:span></text:p>
      <text:p text:style-name="P56"><text:span text:style-name="Source_20_Text"><text:span text:style-name="T34">print(ngramas_repetidos(cad,2))</text:span></text:span></text:p>
      <text:p text:style-name="P56"><text:span text:style-name="Source_20_Text"><text:span text:style-name="T34">print(ngramas_repetidos(cad,3))</text:span></text:span></text:p>
      <text:p text:style-name="P56"><text:span text:style-name="Source_20_Text"><text:span text:style-name="T34">print(ngramas_repetidos(cad,4))</text:span></text:span></text:p>
      <text:p text:style-name="P56"><text:span text:style-name="Source_20_Text"><text:span text:style-name="T34">print(frecuencias(cad))</text:span></text:span></text:p>
      <text:p text:style-name="P56"><text:span text:style-name="Source_20_Text"><text:span text:style-name="T34">print(cifra_sustitucion(cad,sustitucion))"""</text:span></text:span></text:p>
      <text:p text:style-name="P56"><text:span text:style-name="Source_20_Text"><text:span text:style-name="T34">#----------------------------------------</text:span></text:span></text:p>
      <text:p text:style-name="P56"><text:span text:style-name="Source_20_Text"><text:span text:style-name="T34">#Algoritmo de transposicion</text:span></text:span></text:p>
      <text:p text:style-name="P56"><text:span text:style-name="Source_20_Text"><text:span text:style-name="T34">cad='QUE'</text:span></text:span></text:p>
      <text:p text:style-name="P56"><text:span text:style-name="Source_20_Text"><text:span text:style-name="T34">cad4=f4.read()</text:span></text:span></text:p>
      <text:p text:style-name="P56"><text:span text:style-name="Source_20_Text"><text:span text:style-name="T34">#print(frecuencias(cad4))</text:span></text:span></text:p>
      <text:p text:style-name="P56"><text:span text:style-name="Source_20_Text"><text:span text:style-name="T34"><text:s text:c="4"/></text:span></text:span></text:p>
      <text:p text:style-name="P56"><text:span text:style-name="Source_20_Text"><text:span text:style-name="T34">#print(divide_cadena(cad4,2))</text:span></text:span></text:p>
      <text:p text:style-name="P56"><text:span text:style-name="Source_20_Text"><text:span text:style-name="T34">#print(ngramas_repetidos(cad4,3))</text:span></text:span></text:p>
      <text:p text:style-name="P56"><text:span text:style-name="Source_20_Text"><text:span text:style-name="T34">""" for k in range(1,len(cad4)):</text:span></text:span></text:p>
      <text:p text:style-name="P56"><text:span text:style-name="Source_20_Text"><text:span text:style-name="T34"><text:s text:c="4"/>if(ocurrencias(cad,cad4,k)&gt;5):</text:span></text:span></text:p>
      <text:p text:style-name="P56"><text:span text:style-name="Source_20_Text"><text:span text:style-name="T34"><text:s text:c="8"/>print(ocurrencias(cad,cad4,k), k) <text:s/>"""</text:span></text:span></text:p>
      <text:p text:style-name="P56"><text:span text:style-name="Source_20_Text"><text:span text:style-name="T34"/></text:span></text:p>
      <text:p text:style-name="P56"><text:span text:style-name="Source_20_Text"><text:span text:style-name="T34">""" for k in range(1,len(cad4)): </text:span></text:span></text:p>
      <text:p text:style-name="P56"><text:span text:style-name="Source_20_Text"><text:span text:style-name="T34"><text:s text:c="4"/>if((k%31)==0): </text:span></text:span></text:p>
      <text:p text:style-name="P56"><text:span text:style-name="Source_20_Text"><text:span text:style-name="T34"><text:s text:c="8"/>print(cifra_transposicion(cad4,k), k) #217 <text:s/>"""</text:span></text:span></text:p>
      <text:p text:style-name="P56"><text:soft-page-break/><text:span text:style-name="Source_20_Text"><text:span text:style-name="T34"/></text:span></text:p>
      <text:p text:style-name="P56"><text:span text:style-name="Source_20_Text"><text:span text:style-name="T34">#print(ocurrencias(cad,cad4,31))</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text:s/></text:span></text:span></text:p>
      <text:p text:style-name="P56"><text:span text:style-name="Source_20_Text"><text:span text:style-name="T34">""" texto=divide_cadena(cad4,217)</text:span></text:span></text:p>
      <text:p text:style-name="P56"><text:span text:style-name="Source_20_Text"><text:span text:style-name="T34"/></text:span></text:p>
      <text:p text:style-name="P56"><text:span text:style-name="Source_20_Text"><text:span text:style-name="T34">for x in range(0,31):</text:span></text:span></text:p>
      <text:p text:style-name="P56"><text:span text:style-name="Source_20_Text"><text:span text:style-name="T34"><text:s text:c="4"/>txt=""</text:span></text:span></text:p>
      <text:p text:style-name="P56"><text:span text:style-name="Source_20_Text"><text:span text:style-name="T34"><text:s text:c="4"/>for i in range(0,217):</text:span></text:span></text:p>
      <text:p text:style-name="P56"><text:span text:style-name="Source_20_Text"><text:span text:style-name="T34"><text:s text:c="8"/>for j in range(0,31):</text:span></text:span></text:p>
      <text:p text:style-name="P56"><text:span text:style-name="Source_20_Text"><text:span text:style-name="T34"><text:s text:c="12"/>txt+=texto[i][(j+x)%31]</text:span></text:span></text:p>
      <text:p text:style-name="P56"><text:span text:style-name="Source_20_Text"><text:span text:style-name="T34"><text:s text:c="4"/></text:span></text:span></text:p>
      <text:p text:style-name="P56"><text:span text:style-name="Source_20_Text"><text:span text:style-name="T34"><text:s text:c="4"/>print(txt)</text:span></text:span></text:p>
      <text:p text:style-name="P56"><text:span text:style-name="Source_20_Text"><text:span text:style-name="T34"><text:s text:c="4"/>print(x)</text:span></text:span></text:p>
      <text:p text:style-name="P56"><text:span text:style-name="Source_20_Text"><text:span text:style-name="T34"><text:s text:c="4"/>time.sleep(3) """</text:span></text:span></text:p>
      <text:p text:style-name="P56"><text:span text:style-name="Source_20_Text"><text:span text:style-name="T34"/></text:span></text:p>
      <text:p text:style-name="P56"><text:span text:style-name="Source_20_Text"><text:span text:style-name="T34">"""</text:span></text:span></text:p>
      <text:p text:style-name="P56"><text:span text:style-name="Source_20_Text"><text:span text:style-name="T34">num=0</text:span></text:span></text:p>
      <text:p text:style-name="P56"><text:span text:style-name="Source_20_Text"><text:span text:style-name="T34">txt=""</text:span></text:span></text:p>
      <text:p text:style-name="P56"><text:span text:style-name="Source_20_Text"><text:span text:style-name="T34"/></text:span></text:p>
      <text:p text:style-name="P56"><text:span text:style-name="Source_20_Text"><text:span text:style-name="T34">for y in range(0,len(cad4)):</text:span></text:span></text:p>
      <text:p text:style-name="P56"><text:span text:style-name="Source_20_Text"><text:span text:style-name="T34"><text:s text:c="4"/>txt+=cad4[num]</text:span></text:span></text:p>
      <text:p text:style-name="P56"><text:span text:style-name="Source_20_Text"><text:span text:style-name="T34"><text:s text:c="4"/>num=siguiente(6731,31,num)</text:span></text:span></text:p>
      <text:p text:style-name="P56"><text:span text:style-name="Source_20_Text"><text:span text:style-name="T34"><text:s text:c="4"/></text:span></text:span></text:p>
      <text:p text:style-name="P56"><text:span text:style-name="Source_20_Text"><text:span text:style-name="T34"><text:s text:c="4"/></text:span></text:span></text:p>
      <text:p text:style-name="P56"><text:span text:style-name="Source_20_Text"><text:span text:style-name="T34">print(txt) """</text:span></text:span></text:p>
      <text:p text:style-name="P56"><text:span text:style-name="Source_20_Text"><text:span text:style-name="T34"/></text:span></text:p>
      <text:p text:style-name="P56"><text:span text:style-name="Source_20_Text"><text:span text:style-name="T34"/></text:span></text:p>
      <text:p text:style-name="P56"><text:span text:style-name="Source_20_Text"><text:span text:style-name="T34">#print(divide_cadena(cad4,217))</text:span></text:span></text:p>
      <text:p text:style-name="P56"><text:span text:style-name="Source_20_Text"><text:span text:style-name="T34">#txt2=cifra_transposicion(cad4,217)</text:span></text:span></text:p>
      <text:p text:style-name="P56"><text:span text:style-name="Source_20_Text"><text:span text:style-name="T34">#print(ngramas_repetidos(txt,3))</text:span></text:span></text:p>
      <text:p text:style-name="P56"><text:span text:style-name="Source_20_Text"><text:span text:style-name="T34">#print(len(cad4))</text:span></text:span></text:p>
      <text:p text:style-name="P56"><text:span text:style-name="Source_20_Text"><text:span text:style-name="T34"/></text:span></text:p>
      <text:p text:style-name="P56"><text:span text:style-name="Source_20_Text"><text:span text:style-name="T34">#------------------------------------------------------------------</text:span></text:span></text:p>
      <text:p text:style-name="P56"><text:span text:style-name="Source_20_Text"><text:span text:style-name="T34">#Cifrado de Vigenere</text:span></text:span></text:p>
      <text:p text:style-name="P56"><text:soft-page-break/><text:span text:style-name="Source_20_Text"><text:span text:style-name="T34"/></text:span></text:p>
      <text:p text:style-name="P56"><text:span text:style-name="Source_20_Text"><text:span text:style-name="T34">#cad1=f1.read()</text:span></text:span></text:p>
      <text:p text:style-name="P56"><text:span text:style-name="Source_20_Text"><text:span text:style-name="T34"/></text:span></text:p>
      <text:p text:style-name="P56"><text:span text:style-name="Source_20_Text"><text:span text:style-name="T34">#print(ngramas_repetidos(cad1,3))</text:span></text:span></text:p>
      <text:p text:style-name="P56"><text:span text:style-name="Source_20_Text"><text:span text:style-name="T34">#(['RJO', 'IJG', 'FFI', 'SUP', 'QGF'], [15, 14, 11, 13, 12])</text:span></text:span></text:p>
      <text:p text:style-name="P56"><text:span text:style-name="Source_20_Text"><text:span text:style-name="T34">""" print(apariciones('IJG',cad1)) """</text:span></text:span></text:p>
      <text:p text:style-name="P56"><text:span text:style-name="Source_20_Text"><text:span text:style-name="T34">#RJO: 204, 408, 444, 1339, 156, 413, 564, 1608, 48, 228, 252, 960, 264, 1452 mcd=1</text:span></text:span></text:p>
      <text:p text:style-name="P56"><text:span text:style-name="Source_20_Text"><text:span text:style-name="T34">#IJG: 1284, 588, 204, 12, 324, 588, 1080, 192, 264, 528, 456, 144, 1500 mcd=12</text:span></text:span></text:p>
      <text:p text:style-name="P56"><text:span text:style-name="Source_20_Text"><text:span text:style-name="T34"/></text:span></text:p>
      <text:p text:style-name="P56"><text:span text:style-name="Source_20_Text"><text:span text:style-name="T34">""" txt=divide_cadena(cad1,12)</text:span></text:span></text:p>
      <text:p text:style-name="P56"><text:span text:style-name="Source_20_Text"><text:span text:style-name="T34">print(frecuencias(txt[11])) <text:s text:c="9"/>#R-O-C-A-M-B-O-L-E-S-C-O</text:span></text:span></text:p>
      <text:p text:style-name="P56"><text:span text:style-name="Source_20_Text"><text:span text:style-name="T34">print(ngramas_repetidos(txt[11],1)) <text:s/>"""</text:span></text:span></text:p>
      <text:p text:style-name="P56"><text:span text:style-name="Source_20_Text"><text:span text:style-name="T34"/></text:span></text:p>
      <text:p text:style-name="P56"><text:span text:style-name="Source_20_Text"><text:span text:style-name="T34">#print(descifra_vigenere(cad1,'ROCAMBOLESCO'))</text:span></text:span></text:p>
      <text:p text:style-name="P56"><text:span text:style-name="Source_20_Text"><text:span text:style-name="T34"/></text:span></text:p>
      <text:p text:style-name="P56"><text:span text:style-name="Source_20_Text"><text:span text:style-name="T34">#----------------------------------------------------------------------</text:span></text:span></text:p>
      <text:p text:style-name="P56"><text:span text:style-name="Source_20_Text"><text:span text:style-name="T34">#Texto optativo: Vigenere</text:span></text:span></text:p>
      <text:p text:style-name="P56"><text:span text:style-name="Source_20_Text"><text:span text:style-name="T34">#cad5=f5.read()</text:span></text:span></text:p>
      <text:p text:style-name="P56"><text:span text:style-name="Source_20_Text"><text:span text:style-name="T34">""" for i in range(1,101):</text:span></text:span></text:p>
      <text:p text:style-name="P56"><text:span text:style-name="Source_20_Text"><text:span text:style-name="T34"><text:s text:c="4"/>txt=divide_cadena(cad5,i)</text:span></text:span></text:p>
      <text:p text:style-name="P56"><text:span text:style-name="Source_20_Text"><text:span text:style-name="T34"><text:s text:c="4"/>print(indice_coincidencia(txt[0]), i) """</text:span></text:span></text:p>
      <text:p text:style-name="P56"><text:span text:style-name="Source_20_Text"><text:span text:style-name="T34"/></text:span></text:p>
      <text:p text:style-name="P56"><text:span text:style-name="Source_20_Text"><text:span text:style-name="T34">""" print(ngramas_repetidos(cad5,1))</text:span></text:span></text:p>
      <text:p text:style-name="P56"><text:span text:style-name="Source_20_Text"><text:span text:style-name="T34">print(ngramas_repetidos(cad5,2))</text:span></text:span></text:p>
      <text:p text:style-name="P56"><text:span text:style-name="Source_20_Text"><text:span text:style-name="T34">print(ngramas_repetidos(cad5,3))</text:span></text:span></text:p>
      <text:p text:style-name="P56"><text:span text:style-name="Source_20_Text"><text:span text:style-name="T34">print(ngramas_repetidos(cad5,4)) """</text:span></text:span></text:p>
      <text:p text:style-name="P56"><text:span text:style-name="Source_20_Text"><text:span text:style-name="T34"/></text:span></text:p>
      <text:p text:style-name="P56"><text:span text:style-name="Source_20_Text"><text:span text:style-name="T34">#print(apariciones('ENL',cad5)) <text:s text:c="4"/></text:span></text:span></text:p>
      <text:p text:style-name="P56"><text:span text:style-name="Source_20_Text"><text:span text:style-name="T34">#620, 230, 155, 115, 180, 15, 140, 470, 100, 70, 155, 350 mcd=5</text:span></text:span></text:p>
      <text:p text:style-name="P56"><text:span text:style-name="Source_20_Text"><text:span text:style-name="T34"/></text:span></text:p>
      <text:p text:style-name="P56"><text:span text:style-name="Source_20_Text"><text:span text:style-name="T34">""" txt=divide_cadena(cad5,5)</text:span></text:span></text:p>
      <text:p text:style-name="P56"><text:span text:style-name="Source_20_Text"><text:span text:style-name="T34">print(frecuencias(txt[4])) <text:s text:c="9"/>#C-L-A-V-E</text:span></text:span></text:p>
      <text:p text:style-name="P56"><text:span text:style-name="Source_20_Text"><text:span text:style-name="T34">print(ngramas_repetidos(txt[4],1)) <text:s text:c="2"/>"""</text:span></text:span></text:p>
      <text:p text:style-name="P56"><text:span text:style-name="Source_20_Text"><text:span text:style-name="T34"/></text:span></text:p>
      <text:p text:style-name="P56"><text:span text:style-name="Source_20_Text"><text:span text:style-name="T34">#print(descifra_vigenere(cad5,'CLAVE'))</text:span></text:span></text:p>
      <text:p text:style-name="P56"><text:span text:style-name="Source_20_Text"><text:span text:style-name="T34"/></text:span></text:p>
      <text:p text:style-name="P56"><text:soft-page-break/><text:span text:style-name="Source_20_Text"><text:span text:style-name="T34">f1.close()</text:span></text:span></text:p>
      <text:p text:style-name="P56"><text:span text:style-name="Source_20_Text"><text:span text:style-name="T34">f2.close()</text:span></text:span></text:p>
      <text:p text:style-name="P56"><text:span text:style-name="Source_20_Text"><text:span text:style-name="T34">f3.close()</text:span></text:span></text:p>
      <text:p text:style-name="P56"><text:span text:style-name="Source_20_Text"><text:span text:style-name="T34">f4.close()</text:span></text:span></text:p>
      <text:p text:style-name="P56"><text:span text:style-name="Source_20_Text"><text:span text:style-name="T34">f5.close()</text:span></text:span></text:p>
      <text:p text:style-name="P29"><text:span text:style-name="Source_20_Text"><text:span text:style-name="T5"/></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M Sans Demi Cond 101" svg:font-family="'LM Sans Demi Cond 10'"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M Sans Demi Cond 102" svg:font-family="'LM Sans Demi Cond 10'" style:font-adornments="10 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M Sans Demi Cond 103" svg:font-family="'LM Sans Demi Cond 10'" style:font-family-generic="system" style:font-pitch="variable"/>
    <style:font-face style:name="Ubuntu1" svg:font-family="Ubuntu" style:font-family-generic="system" style:font-pitch="variable"/>
    <style:font-face style:name="Verdana" svg:font-family="Verdan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04-08T11:16:26.379789412</dc:date>
    <meta:editing-duration>P1DT11H5M42S</meta:editing-duration>
    <meta:editing-cycles>231</meta:editing-cycles>
    <meta:generator>LibreOffice/5.1.6.2$Linux_X86_64 LibreOffice_project/10m0$Build-2</meta:generator>
    <meta:printed-by>José Antonio Gómez Hernández</meta:printed-by>
    <meta:print-date>2013-10-03T11:05:59</meta:print-date>
    <meta:document-statistic meta:table-count="0" meta:image-count="0" meta:object-count="0" meta:page-count="17" meta:paragraph-count="359" meta:word-count="3049" meta:character-count="32301" meta:non-whitespace-character-count="28109"/>
  </office:meta>
</office:document-meta>
</file>